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0.804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475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0.942cm"/>
    </style:style>
    <style:style style:name="co16" style:family="table-column">
      <style:table-column-properties fo:break-before="auto" style:column-width="1.087cm"/>
    </style:style>
    <style:style style:name="co17" style:family="table-column">
      <style:table-column-properties fo:break-before="auto" style:column-width="2.891cm"/>
    </style:style>
    <style:style style:name="co18" style:family="table-column">
      <style:table-column-properties fo:break-before="auto" style:column-width="2.78cm"/>
    </style:style>
    <style:style style:name="co19" style:family="table-column">
      <style:table-column-properties fo:break-before="auto" style:column-width="0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7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>
            <text:p>Overlap=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2">
          <table:table-cell office:value-type="string">
            <text:p>Classe</text:p>
          </table:table-cell>
          <table:table-cell/>
          <table:table-cell office:value-type="string">
            <text:p>Neighbors</text:p>
          </table:table-cell>
          <table:table-cell office:value-type="string" table:number-columns-spanned="3" table:number-rows-spanned="1">
            <text:p>Domain size</text:p>
          </table:table-cell>
          <table:covered-table-cell table:number-columns-repeated="2"/>
          <table:table-cell office:value-type="string">
            <text:p>Total domain size</text:p>
          </table:table-cell>
          <table:table-cell office:value-type="string" table:number-columns-spanned="3" table:number-rows-spanned="1">
            <text:p>Inner domain</text:p>
          </table:table-cell>
          <table:covered-table-cell table:number-columns-repeated="2"/>
          <table:table-cell office:value-type="string">
            <text:p>Total inner size</text:p>
          </table:table-cell>
          <table:table-cell office:value-type="string">
            <text:p>overlap size</text:p>
          </table:table-cell>
          <table:table-cell office:value-type="string">
            <text:p>comm multiplier</text:p>
          </table:table-cell>
          <table:table-cell office:value-type="string">
            <text:p>Total comms per subdomain</text:p>
          </table:table-cell>
          <table:table-cell table:number-columns-repeated="18"/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29">
            <text:p>29</text:p>
          </table:table-cell>
          <table:table-cell table:formula="of:=[.D5]*[.E5]*[.F5]" office:value-type="float" office:value="24389">
            <text:p>24389</text:p>
          </table:table-cell>
          <table:table-cell table:number-columns-repeated="3" office:value-type="float" office:value="25">
            <text:p>25</text:p>
          </table:table-cell>
          <table:table-cell table:formula="of:=[.H5]*[.I5]*[.J5]" office:value-type="float" office:value="15625">
            <text:p>15625</text:p>
          </table:table-cell>
          <table:table-cell table:formula="of:=[.D2]*[.I5]*[.J5]" office:value-type="float" office:value="2500">
            <text:p>2500</text:p>
          </table:table-cell>
          <table:table-cell office:value-type="float" office:value="1">
            <text:p>1</text:p>
          </table:table-cell>
          <table:table-cell table:formula="of:=[.M5]*[.L5]*[.C5]" office:value-type="float" office:value="7500">
            <text:p>7500</text:p>
          </table:table-cell>
          <table:table-cell table:formula="of:=[.N5]*[.B5]" office:value-type="float" office:value="60000">
            <text:p>60000</text:p>
          </table:table-cell>
          <table:table-cell table:number-columns-repeated="17"/>
        </table:table-row>
        <table:table-row table:style-name="ro1">
          <table:table-cell office:value-type="string">
            <text:p>B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29">
            <text:p>29</text:p>
          </table:table-cell>
          <table:table-cell office:value-type="float" office:value="33">
            <text:p>33</text:p>
          </table:table-cell>
          <table:table-cell table:formula="of:=[.D6]*[.E6]*[.F6]" office:value-type="float" office:value="27753">
            <text:p>27753</text:p>
          </table:table-cell>
          <table:table-cell table:number-columns-repeated="3" office:value-type="float" office:value="25">
            <text:p>25</text:p>
          </table:table-cell>
          <table:table-cell table:formula="of:=[.H6]*[.I6]*[.J6]" office:value-type="float" office:value="15625">
            <text:p>15625</text:p>
          </table:table-cell>
          <table:table-cell table:formula="of:=[.D2]*[.I6]*[.J6]" office:value-type="float" office:value="2500">
            <text:p>2500</text:p>
          </table:table-cell>
          <table:table-cell office:value-type="float" office:value="1">
            <text:p>1</text:p>
          </table:table-cell>
          <table:table-cell table:formula="of:=[.M6]*[.L6]*[.C6]" office:value-type="float" office:value="10000">
            <text:p>10000</text:p>
          </table:table-cell>
          <table:table-cell table:formula="of:=[.N6]*[.B6]" office:value-type="float" office:value="240000">
            <text:p>240000</text:p>
          </table:table-cell>
          <table:table-cell table:number-columns-repeated="17"/>
        </table:table-row>
        <table:table-row table:style-name="ro1">
          <table:table-cell office:value-type="string">
            <text:p>O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number-columns-repeated="2" office:value-type="float" office:value="33">
            <text:p>33</text:p>
          </table:table-cell>
          <table:table-cell table:formula="of:=[.D7]*[.E7]*[.F7]" office:value-type="float" office:value="31581">
            <text:p>31581</text:p>
          </table:table-cell>
          <table:table-cell table:number-columns-repeated="3" office:value-type="float" office:value="25">
            <text:p>25</text:p>
          </table:table-cell>
          <table:table-cell table:formula="of:=[.H7]*[.I7]*[.J7]" office:value-type="float" office:value="15625">
            <text:p>15625</text:p>
          </table:table-cell>
          <table:table-cell table:formula="of:=[.D2]*[.I7]*[.J7]" office:value-type="float" office:value="2500">
            <text:p>2500</text:p>
          </table:table-cell>
          <table:table-cell office:value-type="float" office:value="1">
            <text:p>1</text:p>
          </table:table-cell>
          <table:table-cell table:formula="of:=[.M7]*[.L7]*[.C7]" office:value-type="float" office:value="12500">
            <text:p>12500</text:p>
          </table:table-cell>
          <table:table-cell table:formula="of:=[.N7]*[.B7]" office:value-type="float" office:value="300000">
            <text:p>300000</text:p>
          </table:table-cell>
          <table:table-cell table:number-columns-repeated="17"/>
        </table:table-row>
        <table:table-row table:style-name="ro1"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33">
            <text:p>33</text:p>
          </table:table-cell>
          <table:table-cell table:formula="of:=[.D8]*[.E8]*[.F8]" office:value-type="float" office:value="35937">
            <text:p>35937</text:p>
          </table:table-cell>
          <table:table-cell table:number-columns-repeated="3" office:value-type="float" office:value="25">
            <text:p>25</text:p>
          </table:table-cell>
          <table:table-cell table:formula="of:=[.H8]*[.I8]*[.J8]" office:value-type="float" office:value="15625">
            <text:p>15625</text:p>
          </table:table-cell>
          <table:table-cell table:formula="of:=[.D2]*[.I8]*[.J8]" office:value-type="float" office:value="2500">
            <text:p>2500</text:p>
          </table:table-cell>
          <table:table-cell office:value-type="float" office:value="1">
            <text:p>1</text:p>
          </table:table-cell>
          <table:table-cell table:formula="of:=[.M8]*[.L8]*[.C8]" office:value-type="float" office:value="15000">
            <text:p>15000</text:p>
          </table:table-cell>
          <table:table-cell table:formula="of:=[.N8]*[.B8]" office:value-type="float" office:value="120000">
            <text:p>120000</text:p>
          </table:table-cell>
          <table:table-cell table:number-columns-repeated="1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>
            <text:p>Classe</text:p>
          </table:table-cell>
          <table:table-cell/>
          <table:table-cell office:value-type="string">
            <text:p>Neighbors</text:p>
          </table:table-cell>
          <table:table-cell office:value-type="string" table:number-columns-spanned="3" table:number-rows-spanned="1">
            <text:p>Domain size</text:p>
          </table:table-cell>
          <table:covered-table-cell table:number-columns-repeated="2"/>
          <table:table-cell office:value-type="string">
            <text:p>Total domain size</text:p>
          </table:table-cell>
          <table:table-cell office:value-type="string" table:number-columns-spanned="3" table:number-rows-spanned="1">
            <text:p>Inner domain</text:p>
          </table:table-cell>
          <table:covered-table-cell table:number-columns-repeated="2"/>
          <table:table-cell office:value-type="string">
            <text:p>Total inner size</text:p>
          </table:table-cell>
          <table:table-cell office:value-type="string">
            <text:p>overlap size</text:p>
          </table:table-cell>
          <table:table-cell office:value-type="string">
            <text:p>comm multiplier</text:p>
          </table:table-cell>
          <table:table-cell office:value-type="string">
            <text:p>Total comms per subdomain</text:p>
          </table:table-cell>
          <table:table-cell table:number-columns-repeated="18"/>
        </table:table-row>
        <table:table-row table:style-name="ro1"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31">
            <text:p>31</text:p>
          </table:table-cell>
          <table:table-cell table:formula="of:=[.D12]*[.E12]*[.F12]" office:value-type="float" office:value="29791">
            <text:p>29791</text:p>
          </table:table-cell>
          <table:table-cell table:number-columns-repeated="3" office:value-type="float" office:value="27">
            <text:p>27</text:p>
          </table:table-cell>
          <table:table-cell table:formula="of:=[.H12]*[.I12]*[.J12]" office:value-type="float" office:value="19683">
            <text:p>19683</text:p>
          </table:table-cell>
          <table:table-cell table:formula="of:=[.D2]*[.I12]*[.J12]" office:value-type="float" office:value="2916">
            <text:p>2916</text:p>
          </table:table-cell>
          <table:table-cell office:value-type="float" office:value="1">
            <text:p>1</text:p>
          </table:table-cell>
          <table:table-cell table:formula="of:=[.M12]*[.L12]*[.C12]" office:value-type="float" office:value="8748">
            <text:p>8748</text:p>
          </table:table-cell>
          <table:table-cell table:formula="of:=[.N12]*[.B12]" office:value-type="float" office:value="69984">
            <text:p>69984</text:p>
          </table:table-cell>
          <table:table-cell table:number-columns-repeated="17"/>
        </table:table-row>
        <table:table-row table:style-name="ro1">
          <table:table-cell office:value-type="string">
            <text:p>B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3" office:value-type="float" office:value="31">
            <text:p>31</text:p>
          </table:table-cell>
          <table:table-cell table:formula="of:=[.D13]*[.E13]*[.F13]" office:value-type="float" office:value="29791">
            <text:p>29791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table:formula="of:=[.H13]*[.I13]*[.J13]" office:value-type="float" office:value="16767">
            <text:p>16767</text:p>
          </table:table-cell>
          <table:table-cell table:formula="of:=[.D2]*[.I13]*[.H13]" office:value-type="float" office:value="2484">
            <text:p>2484</text:p>
          </table:table-cell>
          <table:table-cell office:value-type="float" office:value="1">
            <text:p>1</text:p>
          </table:table-cell>
          <table:table-cell table:formula="of:=[.M13]*[.L13]*[.C13]" office:value-type="float" office:value="9936">
            <text:p>9936</text:p>
          </table:table-cell>
          <table:table-cell table:formula="of:=[.N13]*[.B13]" office:value-type="float" office:value="238464">
            <text:p>238464</text:p>
          </table:table-cell>
          <table:table-cell table:number-columns-repeated="17"/>
        </table:table-row>
        <table:table-row table:style-name="ro1">
          <table:table-cell office:value-type="string">
            <text:p>O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3" office:value-type="float" office:value="31">
            <text:p>31</text:p>
          </table:table-cell>
          <table:table-cell table:formula="of:=[.D14]*[.E14]*[.F14]" office:value-type="float" office:value="29791">
            <text:p>29791</text:p>
          </table:table-cell>
          <table:table-cell table:number-columns-repeated="2" office:value-type="float" office:value="23">
            <text:p>23</text:p>
          </table:table-cell>
          <table:table-cell office:value-type="float" office:value="27">
            <text:p>27</text:p>
          </table:table-cell>
          <table:table-cell table:formula="of:=[.H14]*[.I14]*[.J14]" office:value-type="float" office:value="14283">
            <text:p>14283</text:p>
          </table:table-cell>
          <table:table-cell table:formula="of:=[.D2]*[.I14]*[.J14]" office:value-type="float" office:value="2484">
            <text:p>2484</text:p>
          </table:table-cell>
          <table:table-cell office:value-type="float" office:value="1">
            <text:p>1</text:p>
          </table:table-cell>
          <table:table-cell table:formula="of:=[.M14]*[.L14]*[.C14]" office:value-type="float" office:value="12420">
            <text:p>12420</text:p>
          </table:table-cell>
          <table:table-cell table:formula="of:=[.N14]*[.B14]" office:value-type="float" office:value="298080">
            <text:p>298080</text:p>
          </table:table-cell>
          <table:table-cell table:number-columns-repeated="17"/>
        </table:table-row>
        <table:table-row table:style-name="ro1"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31">
            <text:p>31</text:p>
          </table:table-cell>
          <table:table-cell table:formula="of:=[.D15]*[.E15]*[.F15]" office:value-type="float" office:value="29791">
            <text:p>29791</text:p>
          </table:table-cell>
          <table:table-cell table:number-columns-repeated="3" office:value-type="float" office:value="23">
            <text:p>23</text:p>
          </table:table-cell>
          <table:table-cell table:formula="of:=[.H15]*[.I15]*[.J15]" office:value-type="float" office:value="12167">
            <text:p>12167</text:p>
          </table:table-cell>
          <table:table-cell table:formula="of:=[.D2]*[.I15]*[.J15]" office:value-type="float" office:value="2116">
            <text:p>2116</text:p>
          </table:table-cell>
          <table:table-cell office:value-type="float" office:value="1">
            <text:p>1</text:p>
          </table:table-cell>
          <table:table-cell table:formula="of:=[.M15]*[.L15]*[.C15]" office:value-type="float" office:value="12696">
            <text:p>12696</text:p>
          </table:table-cell>
          <table:table-cell table:formula="of:=[.N15]*[.B15]" office:value-type="float" office:value="101568">
            <text:p>101568</text:p>
          </table:table-cell>
          <table:table-cell table:number-columns-repeated="17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>
            <text:p>NXG</text:p>
          </table:table-cell>
          <table:table-cell office:value-type="float" office:value="10000">
            <text:p>10000</text:p>
          </table:table-cell>
          <table:table-cell/>
          <table:table-cell table:formula="of:=([.B19]+([.B25]-1)*(2*[.B22]))/[.B25]" office:value-type="float" office:value="2008">
            <text:p>2008</text:p>
          </table:table-cell>
          <table:table-cell table:number-columns-repeated="28"/>
        </table:table-row>
        <table:table-row table:style-name="ro1">
          <table:table-cell office:value-type="string">
            <text:p>NYG</text:p>
          </table:table-cell>
          <table:table-cell office:value-type="float" office:value="1000">
            <text:p>1000</text:p>
          </table:table-cell>
          <table:table-cell/>
          <table:table-cell table:formula="of:=([.B20]+([.B26]-1)*(2*[.B23]))/[.B26]" office:value-type="float" office:value="216">
            <text:p>216</text:p>
          </table:table-cell>
          <table:table-cell table:number-columns-repeated="28"/>
        </table:table-row>
        <table:table-row table:style-name="ro1">
          <table:table-cell office:value-type="string">
            <text:p>NZG</text:p>
          </table:table-cell>
          <table:table-cell office:value-type="float" office:value="100">
            <text:p>100</text:p>
          </table:table-cell>
          <table:table-cell/>
          <table:table-cell table:formula="of:=([.B21]+([.B27]-1)*(2*[.B24]))/[.B27]" office:value-type="float" office:value="44">
            <text:p>44</text:p>
          </table:table-cell>
          <table:table-cell table:number-columns-repeated="20"/>
          <table:table-cell table:formula="of:=[.D19]*[.D20]*[.D21]" office:value-type="float" office:value="19084032">
            <text:p>19084032</text:p>
          </table:table-cell>
          <table:table-cell table:number-columns-repeated="3"/>
          <table:table-cell table:formula="of:=[.AA32]" office:value-type="float" office:value="6800010">
            <text:p>6800010</text:p>
          </table:table-cell>
          <table:table-cell/>
          <table:table-cell table:formula="of:=[.D19]*[.D20]*[.D21]" office:value-type="float" office:value="19084032">
            <text:p>19084032</text:p>
          </table:table-cell>
          <table:table-cell/>
        </table:table-row>
        <table:table-row table:style-name="ro1">
          <table:table-cell office:value-type="string">
            <text:p>OVERX</text:p>
          </table:table-cell>
          <table:table-cell office:value-type="float" office:value="5">
            <text:p>5</text:p>
          </table:table-cell>
          <table:table-cell table:number-columns-repeated="30"/>
        </table:table-row>
        <table:table-row table:style-name="ro1">
          <table:table-cell office:value-type="string">
            <text:p>OVERY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string" table:number-columns-spanned="3" table:number-rows-spanned="1">
            <text:p>Inner size</text:p>
          </table:table-cell>
          <table:covered-table-cell table:number-columns-repeated="2"/>
          <table:table-cell office:value-type="string" table:number-columns-spanned="3" table:number-rows-spanned="1">
            <text:p>OR size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Nb neighbor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Comm size</text:p>
          </table:table-cell>
          <table:covered-table-cell table:number-columns-repeated="2"/>
          <table:table-cell/>
          <table:table-cell office:value-type="string">
            <text:p>Total comms</text:p>
          </table:table-cell>
          <table:table-cell/>
          <table:table-cell office:value-type="string">
            <text:p>Comm overhead</text:p>
          </table:table-cell>
          <table:table-cell/>
          <table:table-cell office:value-type="string">
            <text:p>Comp overhead</text:p>
          </table:table-cell>
          <table:table-cell office:value-type="string">
            <text:p>Border comp</text:p>
          </table:table-cell>
        </table:table-row>
        <table:table-row table:style-name="ro1">
          <table:table-cell office:value-type="string">
            <text:p>OVERZ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Control</text:p>
          </table:table-cell>
          <table:table-cell table:number-columns-repeated="2"/>
          <table:table-cell office:value-type="string">
            <text:p>NB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7"/>
        </table:table-row>
        <table:table-row table:style-name="ro1">
          <table:table-cell office:value-type="string">
            <text:p>NPROCX</text:p>
          </table:table-cell>
          <table:table-cell office:value-type="float" office:value="5">
            <text:p>5</text:p>
          </table:table-cell>
          <table:table-cell/>
          <table:table-cell table:formula="of:=[.D19]" office:value-type="float" office:value="2008">
            <text:p>2008</text:p>
          </table:table-cell>
          <table:table-cell table:formula="of:=[.D20]" office:value-type="float" office:value="216">
            <text:p>216</text:p>
          </table:table-cell>
          <table:table-cell table:formula="of:=[.D21]" office:value-type="float" office:value="44">
            <text:p>44</text:p>
          </table:table-cell>
          <table:table-cell table:formula="of:=2*[.L32]+([.B25]-2)*[.L25]" office:value-type="float" office:value="10000">
            <text:p>10000</text:p>
          </table:table-cell>
          <table:table-cell table:formula="of:=IF(AND([.L32]=[.L26];[.L32]=[.L27];[.L32]=[.L28]))" office:value-type="boolean" office:boolean-value="true">
            <text:p>VRAI</text:p>
          </table:table-cell>
          <table:table-cell/>
          <table:table-cell table:formula="of:=([.B25]-2)*4" office:value-type="float" office:value="12">
            <text:p>12</text:p>
          </table:table-cell>
          <table:table-cell office:value-type="string">
            <text:p>B1</text:p>
          </table:table-cell>
          <table:table-cell table:formula="of:=[.D19]-2*[.B22]" office:value-type="float" office:value="1998">
            <text:p>1998</text:p>
          </table:table-cell>
          <table:table-cell table:formula="of:=[.D20]-[.B23]" office:value-type="float" office:value="206">
            <text:p>206</text:p>
          </table:table-cell>
          <table:table-cell table:formula="of:=[.D21]-[.B24]" office:value-type="float" office:value="29">
            <text:p>29</text:p>
          </table:table-cell>
          <table:table-cell table:formula="of:=[.B22]*[.M25]*[.N25]" office:value-type="float" office:value="29870">
            <text:p>29870</text:p>
          </table:table-cell>
          <table:table-cell table:formula="of:=[.B23]*[.L25]*[.N25]" office:value-type="float" office:value="579420">
            <text:p>579420</text:p>
          </table:table-cell>
          <table:table-cell table:formula="of:=[.B24]*[.L25]*[.M25]" office:value-type="float" office:value="6173820">
            <text:p>617382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S25]*[.O25]" office:value-type="float" office:value="59740">
            <text:p>59740</text:p>
          </table:table-cell>
          <table:table-cell table:formula="of:=[.T25]*[.P25]" office:value-type="float" office:value="579420">
            <text:p>579420</text:p>
          </table:table-cell>
          <table:table-cell table:formula="of:=[.U25]*[.Q25]" office:value-type="float" office:value="6173820">
            <text:p>6173820</text:p>
          </table:table-cell>
          <table:table-cell/>
          <table:table-cell table:formula="of:=SUM([.W25:.Y25])" office:value-type="float" office:value="6812980">
            <text:p>6812980</text:p>
          </table:table-cell>
          <table:table-cell/>
          <table:table-cell table:style-name="ce1" table:formula="of:=([.AA25]/[.AC21])-1" office:value-type="percentage" office:value="0.00190735013624987">
            <text:p>0,19%</text:p>
          </table:table-cell>
          <table:table-cell table:formula="of:=[.AA25]-[.AC21]" office:value-type="float" office:value="12970">
            <text:p>12970</text:p>
          </table:table-cell>
          <table:table-cell table:style-name="ce1" table:formula="of:=([.D25]*[.E25]*[.F25]/[.AE21])-1" office:value-type="percentage" office:value="0">
            <text:p>0,00%</text:p>
          </table:table-cell>
          <table:table-cell table:style-name="ce2"/>
        </table:table-row>
        <table:table-row table:style-name="ro1">
          <table:table-cell office:value-type="string">
            <text:p>NPROCY</text:p>
          </table:table-cell>
          <table:table-cell office:value-type="float" office:value="5">
            <text:p>5</text:p>
          </table:table-cell>
          <table:table-cell/>
          <table:table-cell table:formula="of:=[.D19]" office:value-type="float" office:value="2008">
            <text:p>2008</text:p>
          </table:table-cell>
          <table:table-cell table:formula="of:=[.D20]" office:value-type="float" office:value="216">
            <text:p>216</text:p>
          </table:table-cell>
          <table:table-cell table:formula="of:=[.D21]" office:value-type="float" office:value="44">
            <text:p>44</text:p>
          </table:table-cell>
          <table:table-cell table:formula="of:=2*[.L26]+([.B26]-2)*[.L30]" office:value-type="float" office:value="10000">
            <text:p>10000</text:p>
          </table:table-cell>
          <table:table-cell table:formula="of:=IF(AND([.M32]=[.M25];[.M32]=[.M27];[.M32]=[.M29]))" office:value-type="boolean" office:boolean-value="true">
            <text:p>VRAI</text:p>
          </table:table-cell>
          <table:table-cell/>
          <table:table-cell table:formula="of:=([.B26]-2)*4" office:value-type="float" office:value="12">
            <text:p>12</text:p>
          </table:table-cell>
          <table:table-cell office:value-type="string">
            <text:p>B2</text:p>
          </table:table-cell>
          <table:table-cell table:formula="of:=[.D19]-[.B22]" office:value-type="float" office:value="2003">
            <text:p>2003</text:p>
          </table:table-cell>
          <table:table-cell table:formula="of:=[.D20]-2*[.B23]" office:value-type="float" office:value="196">
            <text:p>196</text:p>
          </table:table-cell>
          <table:table-cell table:formula="of:=[.D21]-[.B24]" office:value-type="float" office:value="29">
            <text:p>29</text:p>
          </table:table-cell>
          <table:table-cell table:formula="of:=[.B22]*[.M26]*[.N26]" office:value-type="float" office:value="28420">
            <text:p>28420</text:p>
          </table:table-cell>
          <table:table-cell table:formula="of:=[.B23]*[.L26]*[.N26]" office:value-type="float" office:value="580870">
            <text:p>580870</text:p>
          </table:table-cell>
          <table:table-cell table:formula="of:=[.B24]*[.L26]*[.M26]" office:value-type="float" office:value="5888820">
            <text:p>588882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S26]*[.O26]" office:value-type="float" office:value="28420">
            <text:p>28420</text:p>
          </table:table-cell>
          <table:table-cell table:formula="of:=[.T26]*[.P26]" office:value-type="float" office:value="1161740">
            <text:p>1161740</text:p>
          </table:table-cell>
          <table:table-cell table:formula="of:=[.U26]*[.Q26]" office:value-type="float" office:value="5888820">
            <text:p>5888820</text:p>
          </table:table-cell>
          <table:table-cell/>
          <table:table-cell table:formula="of:=SUM([.W26:.Y26])" office:value-type="float" office:value="7078980">
            <text:p>7078980</text:p>
          </table:table-cell>
          <table:table-cell/>
          <table:table-cell table:style-name="ce1" table:formula="of:=([.AA26]/[.AC21])-1" office:value-type="percentage" office:value="0.0410249396692064">
            <text:p>4,10%</text:p>
          </table:table-cell>
          <table:table-cell table:formula="of:=[.AA26]-[.AC21]" office:value-type="float" office:value="278970">
            <text:p>278970</text:p>
          </table:table-cell>
          <table:table-cell table:style-name="ce1" table:formula="of:=([.D26]*[.E26]*[.F26]/[.AE21])-1" office:value-type="percentage" office:value="0">
            <text:p>0,00%</text:p>
          </table:table-cell>
          <table:table-cell table:style-name="ce2"/>
        </table:table-row>
        <table:table-row table:style-name="ro1">
          <table:table-cell office:value-type="string">
            <text:p>NPROCZ</text:p>
          </table:table-cell>
          <table:table-cell table:formula="of:=5" office:value-type="float" office:value="5">
            <text:p>5</text:p>
          </table:table-cell>
          <table:table-cell/>
          <table:table-cell table:formula="of:=[.D19]" office:value-type="float" office:value="2008">
            <text:p>2008</text:p>
          </table:table-cell>
          <table:table-cell table:formula="of:=[.D20]" office:value-type="float" office:value="216">
            <text:p>216</text:p>
          </table:table-cell>
          <table:table-cell table:formula="of:=[.D21]" office:value-type="float" office:value="44">
            <text:p>44</text:p>
          </table:table-cell>
          <table:table-cell table:formula="of:=[.L28]*2+([.B25]-2)*[.L31]" office:value-type="float" office:value="10000">
            <text:p>10000</text:p>
          </table:table-cell>
          <table:table-cell table:formula="of:=IF(AND([.N32]=[.N25];[.N32]=[.N26];[.N32]=[.N30]))" office:value-type="boolean" office:boolean-value="true">
            <text:p>VRAI</text:p>
          </table:table-cell>
          <table:table-cell/>
          <table:table-cell table:formula="of:=([.B27]-2)*4" office:value-type="float" office:value="12">
            <text:p>12</text:p>
          </table:table-cell>
          <table:table-cell office:value-type="string">
            <text:p>B3</text:p>
          </table:table-cell>
          <table:table-cell table:formula="of:=[.D19]-[.B22]" office:value-type="float" office:value="2003">
            <text:p>2003</text:p>
          </table:table-cell>
          <table:table-cell table:formula="of:=[.D20]-[.B23]" office:value-type="float" office:value="206">
            <text:p>206</text:p>
          </table:table-cell>
          <table:table-cell table:formula="of:=[.D21]-2*[.B24]" office:value-type="float" office:value="14">
            <text:p>14</text:p>
          </table:table-cell>
          <table:table-cell table:formula="of:=[.B22]*[.M27]*[.N27]" office:value-type="float" office:value="14420">
            <text:p>14420</text:p>
          </table:table-cell>
          <table:table-cell table:formula="of:=[.B23]*[.L27]*[.N27]" office:value-type="float" office:value="280420">
            <text:p>280420</text:p>
          </table:table-cell>
          <table:table-cell table:formula="of:=[.B24]*[.L27]*[.M27]" office:value-type="float" office:value="6189270">
            <text:p>618927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S27]*[.O27]" office:value-type="float" office:value="14420">
            <text:p>14420</text:p>
          </table:table-cell>
          <table:table-cell table:formula="of:=[.T27]*[.P27]" office:value-type="float" office:value="280420">
            <text:p>280420</text:p>
          </table:table-cell>
          <table:table-cell table:formula="of:=[.U27]*[.Q27]" office:value-type="float" office:value="12378540">
            <text:p>12378540</text:p>
          </table:table-cell>
          <table:table-cell/>
          <table:table-cell table:formula="of:=SUM([.W27:.Y27])" office:value-type="float" office:value="12673380">
            <text:p>12673380</text:p>
          </table:table-cell>
          <table:table-cell/>
          <table:table-cell table:style-name="ce1" table:formula="of:=([.AA27]/[.AC21])-1" office:value-type="percentage" office:value="0.863729612162335">
            <text:p>86,37%</text:p>
          </table:table-cell>
          <table:table-cell table:formula="of:=[.AA27]-[.AC21]" office:value-type="float" office:value="5873370">
            <text:p>5873370</text:p>
          </table:table-cell>
          <table:table-cell table:style-name="ce1" table:formula="of:=([.D27]*[.E27]*[.F27]/[.AE21])-1" office:value-type="percentage" office:value="0">
            <text:p>0,00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D19]" office:value-type="float" office:value="2008">
            <text:p>2008</text:p>
          </table:table-cell>
          <table:table-cell table:formula="of:=[.D20]" office:value-type="float" office:value="216">
            <text:p>216</text:p>
          </table:table-cell>
          <table:table-cell table:formula="of:=[.D21]" office:value-type="float" office:value="44">
            <text:p>44</text:p>
          </table:table-cell>
          <table:table-cell table:formula="of:=2*[.L27]+([.B25]-2)*[.L29]" office:value-type="float" office:value="10000">
            <text:p>10000</text:p>
          </table:table-cell>
          <table:table-cell table:formula="of:=IF(AND([.L25]=[.L30];[.L25]=[.L29];[.L25]=[.L31]))" office:value-type="boolean" office:boolean-value="true">
            <text:p>VRAI</text:p>
          </table:table-cell>
          <table:table-cell/>
          <table:table-cell table:formula="of:=([.B26]-2)*([.B27]-2)*2" office:value-type="float" office:value="18">
            <text:p>18</text:p>
          </table:table-cell>
          <table:table-cell office:value-type="string">
            <text:p>O1</text:p>
          </table:table-cell>
          <table:table-cell table:formula="of:=[.D19]-[.B22]" office:value-type="float" office:value="2003">
            <text:p>2003</text:p>
          </table:table-cell>
          <table:table-cell table:formula="of:=[.D20]-2*[.B23]" office:value-type="float" office:value="196">
            <text:p>196</text:p>
          </table:table-cell>
          <table:table-cell table:formula="of:=[.D21]-2*[.B24]" office:value-type="float" office:value="14">
            <text:p>14</text:p>
          </table:table-cell>
          <table:table-cell table:formula="of:=[.B22]*[.M28]*[.N28]" office:value-type="float" office:value="13720">
            <text:p>13720</text:p>
          </table:table-cell>
          <table:table-cell table:formula="of:=[.B23]*[.L28]*[.N28]" office:value-type="float" office:value="280420">
            <text:p>280420</text:p>
          </table:table-cell>
          <table:table-cell table:formula="of:=[.B24]*[.L28]*[.M28]" office:value-type="float" office:value="5888820">
            <text:p>588882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S28]*[.O28]" office:value-type="float" office:value="13720">
            <text:p>13720</text:p>
          </table:table-cell>
          <table:table-cell table:formula="of:=[.T28]*[.P28]" office:value-type="float" office:value="560840">
            <text:p>560840</text:p>
          </table:table-cell>
          <table:table-cell table:formula="of:=[.U28]*[.Q28]" office:value-type="float" office:value="11777640">
            <text:p>11777640</text:p>
          </table:table-cell>
          <table:table-cell/>
          <table:table-cell table:formula="of:=SUM([.W28:.Y28])" office:value-type="float" office:value="12352200">
            <text:p>12352200</text:p>
          </table:table-cell>
          <table:table-cell/>
          <table:table-cell table:style-name="ce1" table:formula="of:=([.AA28]/[.AC21])-1" office:value-type="percentage" office:value="0.816497328680399">
            <text:p>81,65%</text:p>
          </table:table-cell>
          <table:table-cell table:formula="of:=[.AA28]-[.AC21]" office:value-type="float" office:value="5552190">
            <text:p>5552190</text:p>
          </table:table-cell>
          <table:table-cell table:style-name="ce1" table:formula="of:=([.D28]*[.E28]*[.F28]/[.AE21])-1" office:value-type="percentage" office:value="0">
            <text:p>0,00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D19]" office:value-type="float" office:value="2008">
            <text:p>2008</text:p>
          </table:table-cell>
          <table:table-cell table:formula="of:=[.D20]" office:value-type="float" office:value="216">
            <text:p>216</text:p>
          </table:table-cell>
          <table:table-cell table:formula="of:=[.D21]" office:value-type="float" office:value="44">
            <text:p>44</text:p>
          </table:table-cell>
          <table:table-cell table:formula="of:=2*[.M32]+([.B26]-2)*[.M26]" office:value-type="float" office:value="1000">
            <text:p>1000</text:p>
          </table:table-cell>
          <table:table-cell table:formula="of:=IF(AND([.M26]=[.M28];[.M26]=[.M30];[.M26]=[.M31]))" office:value-type="boolean" office:boolean-value="true">
            <text:p>VRAI</text:p>
          </table:table-cell>
          <table:table-cell/>
          <table:table-cell table:formula="of:=([.B25]-2)*([.B27]-2)*2" office:value-type="float" office:value="18">
            <text:p>18</text:p>
          </table:table-cell>
          <table:table-cell office:value-type="string">
            <text:p>O2</text:p>
          </table:table-cell>
          <table:table-cell table:formula="of:=[.D19]-2*[.B22]" office:value-type="float" office:value="1998">
            <text:p>1998</text:p>
          </table:table-cell>
          <table:table-cell table:formula="of:=[.D20]-[.B23]" office:value-type="float" office:value="206">
            <text:p>206</text:p>
          </table:table-cell>
          <table:table-cell table:formula="of:=[.D21]-2*[.B24]" office:value-type="float" office:value="14">
            <text:p>14</text:p>
          </table:table-cell>
          <table:table-cell table:formula="of:=[.B22]*[.M29]*[.N29]" office:value-type="float" office:value="14420">
            <text:p>14420</text:p>
          </table:table-cell>
          <table:table-cell table:formula="of:=[.B23]*[.L29]*[.N29]" office:value-type="float" office:value="279720">
            <text:p>279720</text:p>
          </table:table-cell>
          <table:table-cell table:formula="of:=[.B24]*[.L29]*[.M29]" office:value-type="float" office:value="6173820">
            <text:p>617382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S29]*[.O29]" office:value-type="float" office:value="28840">
            <text:p>28840</text:p>
          </table:table-cell>
          <table:table-cell table:formula="of:=[.T29]*[.P29]" office:value-type="float" office:value="279720">
            <text:p>279720</text:p>
          </table:table-cell>
          <table:table-cell table:formula="of:=[.U29]*[.Q29]" office:value-type="float" office:value="12347640">
            <text:p>12347640</text:p>
          </table:table-cell>
          <table:table-cell/>
          <table:table-cell table:formula="of:=SUM([.W29:.Y29])" office:value-type="float" office:value="12656200">
            <text:p>12656200</text:p>
          </table:table-cell>
          <table:table-cell/>
          <table:table-cell table:style-name="ce1" table:formula="of:=([.AA29]/[.AC21])-1" office:value-type="percentage" office:value="0.861203145289492">
            <text:p>86,12%</text:p>
          </table:table-cell>
          <table:table-cell table:formula="of:=[.AA29]-[.AC21]" office:value-type="float" office:value="5856190">
            <text:p>5856190</text:p>
          </table:table-cell>
          <table:table-cell table:style-name="ce1" table:formula="of:=([.D29]*[.E29]*[.F29]/[.AE21])-1" office:value-type="percentage" office:value="0">
            <text:p>0,00%</text:p>
          </table:table-cell>
          <table:table-cell table:style-name="ce2"/>
        </table:table-row>
        <table:table-row table:style-name="ro1">
          <table:table-cell office:value-type="string">
            <text:p>NXR</text:p>
          </table:table-cell>
          <table:table-cell table:formula="of:=[.B19]/[.B25]" office:value-type="float" office:value="2000">
            <text:p>2000</text:p>
          </table:table-cell>
          <table:table-cell/>
          <table:table-cell table:formula="of:=[.D19]" office:value-type="float" office:value="2008">
            <text:p>2008</text:p>
          </table:table-cell>
          <table:table-cell table:formula="of:=[.D20]" office:value-type="float" office:value="216">
            <text:p>216</text:p>
          </table:table-cell>
          <table:table-cell table:formula="of:=[.D21]" office:value-type="float" office:value="44">
            <text:p>44</text:p>
          </table:table-cell>
          <table:table-cell table:formula="of:=2*[.M25]+([.B26]-2)*[.M30]" office:value-type="float" office:value="1000">
            <text:p>1000</text:p>
          </table:table-cell>
          <table:table-cell table:formula="of:=IF(AND([.N27]=[.N29];[.N27]=[.N28];[.N27]=[.N31]))" office:value-type="boolean" office:boolean-value="true">
            <text:p>VRAI</text:p>
          </table:table-cell>
          <table:table-cell/>
          <table:table-cell table:formula="of:=([.B25]-2)*([.B26]-2)*2" office:value-type="float" office:value="18">
            <text:p>18</text:p>
          </table:table-cell>
          <table:table-cell office:value-type="string">
            <text:p>O3</text:p>
          </table:table-cell>
          <table:table-cell table:formula="of:=[.D19]-2*[.B22]" office:value-type="float" office:value="1998">
            <text:p>1998</text:p>
          </table:table-cell>
          <table:table-cell table:formula="of:=[.D20]-2*[.B23]" office:value-type="float" office:value="196">
            <text:p>196</text:p>
          </table:table-cell>
          <table:table-cell table:formula="of:=[.D21]-[.B24]" office:value-type="float" office:value="29">
            <text:p>29</text:p>
          </table:table-cell>
          <table:table-cell table:formula="of:=[.B22]*[.M30]*[.N30]" office:value-type="float" office:value="28420">
            <text:p>28420</text:p>
          </table:table-cell>
          <table:table-cell table:formula="of:=[.B23]*[.L30]*[.N30]" office:value-type="float" office:value="579420">
            <text:p>579420</text:p>
          </table:table-cell>
          <table:table-cell table:formula="of:=[.B24]*[.L30]*[.M30]" office:value-type="float" office:value="5874120">
            <text:p>587412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S30]*[.O30]" office:value-type="float" office:value="56840">
            <text:p>56840</text:p>
          </table:table-cell>
          <table:table-cell table:formula="of:=[.T30]*[.P30]" office:value-type="float" office:value="1158840">
            <text:p>1158840</text:p>
          </table:table-cell>
          <table:table-cell table:formula="of:=[.U30]*[.Q30]" office:value-type="float" office:value="5874120">
            <text:p>5874120</text:p>
          </table:table-cell>
          <table:table-cell/>
          <table:table-cell table:formula="of:=SUM([.W30:.Y30])" office:value-type="float" office:value="7089800">
            <text:p>7089800</text:p>
          </table:table-cell>
          <table:table-cell/>
          <table:table-cell table:style-name="ce1" table:formula="of:=([.AA30]/[.AC21])-1" office:value-type="percentage" office:value="0.0426161137998327">
            <text:p>4,26%</text:p>
          </table:table-cell>
          <table:table-cell table:formula="of:=[.AA30]-[.AC21]" office:value-type="float" office:value="289790">
            <text:p>289790</text:p>
          </table:table-cell>
          <table:table-cell table:style-name="ce1" table:formula="of:=([.D30]*[.E30]*[.F30]/[.AE21])-1" office:value-type="percentage" office:value="0">
            <text:p>0,00%</text:p>
          </table:table-cell>
          <table:table-cell table:style-name="ce2"/>
        </table:table-row>
        <table:table-row table:style-name="ro1">
          <table:table-cell office:value-type="string">
            <text:p>NYR</text:p>
          </table:table-cell>
          <table:table-cell table:formula="of:=[.B20]/[.B26]" office:value-type="float" office:value="200">
            <text:p>200</text:p>
          </table:table-cell>
          <table:table-cell/>
          <table:table-cell table:formula="of:=[.D19]" office:value-type="float" office:value="2008">
            <text:p>2008</text:p>
          </table:table-cell>
          <table:table-cell table:formula="of:=[.D20]" office:value-type="float" office:value="216">
            <text:p>216</text:p>
          </table:table-cell>
          <table:table-cell table:formula="of:=[.D21]" office:value-type="float" office:value="44">
            <text:p>44</text:p>
          </table:table-cell>
          <table:table-cell table:formula="of:=2*[.M27]+([.B26]-2)*[.M28]" office:value-type="float" office:value="1000">
            <text:p>1000</text:p>
          </table:table-cell>
          <table:table-cell table:number-columns-repeated="2"/>
          <table:table-cell table:formula="of:=([.B25]-2)*([.B26]-2)*([.B27]-2)" office:value-type="float" office:value="27">
            <text:p>27</text:p>
          </table:table-cell>
          <table:table-cell office:value-type="string">
            <text:p>A</text:p>
          </table:table-cell>
          <table:table-cell table:formula="of:=[.D19]-2*[.B22]" office:value-type="float" office:value="1998">
            <text:p>1998</text:p>
          </table:table-cell>
          <table:table-cell table:formula="of:=[.D20]-2*[.B23]" office:value-type="float" office:value="196">
            <text:p>196</text:p>
          </table:table-cell>
          <table:table-cell table:formula="of:=[.D21]-2*[.B24]" office:value-type="float" office:value="14">
            <text:p>14</text:p>
          </table:table-cell>
          <table:table-cell table:formula="of:=[.B22]*[.M31]*[.N31]" office:value-type="float" office:value="13720">
            <text:p>13720</text:p>
          </table:table-cell>
          <table:table-cell table:formula="of:=[.B23]*[.L31]*[.N31]" office:value-type="float" office:value="279720">
            <text:p>279720</text:p>
          </table:table-cell>
          <table:table-cell table:formula="of:=[.B24]*[.L31]*[.M31]" office:value-type="float" office:value="5874120">
            <text:p>5874120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[.S31]*[.O31]" office:value-type="float" office:value="27440">
            <text:p>27440</text:p>
          </table:table-cell>
          <table:table-cell table:formula="of:=[.T31]*[.P31]" office:value-type="float" office:value="559440">
            <text:p>559440</text:p>
          </table:table-cell>
          <table:table-cell table:formula="of:=[.U31]*[.Q31]" office:value-type="float" office:value="11748240">
            <text:p>11748240</text:p>
          </table:table-cell>
          <table:table-cell/>
          <table:table-cell table:formula="of:=SUM([.W31:.Y31])" office:value-type="float" office:value="12335120">
            <text:p>12335120</text:p>
          </table:table-cell>
          <table:table-cell/>
          <table:table-cell table:style-name="ce1" table:formula="of:=([.AA31]/[.AC21])-1" office:value-type="percentage" office:value="0.813985567668283">
            <text:p>81,40%</text:p>
          </table:table-cell>
          <table:table-cell table:formula="of:=[.AA31]-[.AC21]" office:value-type="float" office:value="5535110">
            <text:p>5535110</text:p>
          </table:table-cell>
          <table:table-cell table:style-name="ce1" table:formula="of:=([.D31]*[.E31]*[.F31]/[.AE21])-1" office:value-type="percentage" office:value="0">
            <text:p>0,00%</text:p>
          </table:table-cell>
          <table:table-cell table:style-name="ce3"/>
        </table:table-row>
        <table:table-row table:style-name="ro1">
          <table:table-cell office:value-type="string">
            <text:p>NZR</text:p>
          </table:table-cell>
          <table:table-cell table:formula="of:=[.B21]/[.B27]" office:value-type="float" office:value="20">
            <text:p>20</text:p>
          </table:table-cell>
          <table:table-cell/>
          <table:table-cell table:formula="of:=[.D26]" office:value-type="float" office:value="2008">
            <text:p>2008</text:p>
          </table:table-cell>
          <table:table-cell table:formula="of:=[.D20]" office:value-type="float" office:value="216">
            <text:p>216</text:p>
          </table:table-cell>
          <table:table-cell table:formula="of:=[.D21]" office:value-type="float" office:value="44">
            <text:p>44</text:p>
          </table:table-cell>
          <table:table-cell table:formula="of:=2*[.M29]+([.B26]-2)*[.M31]" office:value-type="float" office:value="1000">
            <text:p>100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table:formula="of:=[.D19]-[.B22]" office:value-type="float" office:value="2003">
            <text:p>2003</text:p>
          </table:table-cell>
          <table:table-cell table:formula="of:=[.D20]-[.B23]" office:value-type="float" office:value="206">
            <text:p>206</text:p>
          </table:table-cell>
          <table:table-cell table:formula="of:=[.D21]-[.B24]" office:value-type="float" office:value="29">
            <text:p>29</text:p>
          </table:table-cell>
          <table:table-cell table:formula="of:=[.B22]*[.M32]*[.N32]" office:value-type="float" office:value="29870">
            <text:p>29870</text:p>
          </table:table-cell>
          <table:table-cell table:formula="of:=[.B23]*[.L32]*[.N32]" office:value-type="float" office:value="580870">
            <text:p>580870</text:p>
          </table:table-cell>
          <table:table-cell table:formula="of:=[.B24]*[.L32]*[.M32]" office:value-type="float" office:value="6189270">
            <text:p>6189270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formula="of:=[.S32]*[.O32]" office:value-type="float" office:value="29870">
            <text:p>29870</text:p>
          </table:table-cell>
          <table:table-cell table:formula="of:=[.T32]*[.P32]" office:value-type="float" office:value="580870">
            <text:p>580870</text:p>
          </table:table-cell>
          <table:table-cell table:formula="of:=[.U32]*[.Q32]" office:value-type="float" office:value="6189270">
            <text:p>6189270</text:p>
          </table:table-cell>
          <table:table-cell/>
          <table:table-cell table:formula="of:=SUM([.W32:.Y32])" office:value-type="float" office:value="6800010">
            <text:p>6800010</text:p>
          </table:table-cell>
          <table:table-cell/>
          <table:table-cell table:style-name="ce1" table:formula="of:=([.AA32]/[.AC21])-1" office:value-type="percentage" office:value="0">
            <text:p>0,00%</text:p>
          </table:table-cell>
          <table:table-cell table:formula="of:=[.AA32]-[.AC21]" office:value-type="float" office:value="0">
            <text:p>0</text:p>
          </table:table-cell>
          <table:table-cell table:style-name="ce1" table:formula="of:=([.D32]*[.E32]*[.F32]/[.AE21])-1" office:value-type="percentage" office:value="0">
            <text:p>0,00%</text:p>
          </table:table-cell>
          <table:table-cell table:style-name="ce2"/>
        </table:table-row>
        <table:table-row table:style-name="ro1">
          <table:table-cell table:number-columns-repeated="6"/>
          <table:table-cell table:formula="of:=2*[.N32]+([.B27]-2)*[.N27]" office:value-type="float" office:value="100">
            <text:p>100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SUM([.D25:.D33])" office:value-type="float" office:value="16064">
            <text:p>16064</text:p>
          </table:table-cell>
          <table:table-cell table:formula="of:=SUM([.E25:.E33])" office:value-type="float" office:value="1728">
            <text:p>1728</text:p>
          </table:table-cell>
          <table:table-cell table:formula="of:=SUM([.F25:.F33])" office:value-type="float" office:value="352">
            <text:p>352</text:p>
          </table:table-cell>
          <table:table-cell table:formula="of:=2*[.N25]+([.B27]-2)*[.N29]" office:value-type="float" office:value="100">
            <text:p>100</text:p>
          </table:table-cell>
          <table:table-cell table:number-columns-repeated="15"/>
          <table:table-cell table:formula="of:=MAX([.W25:.W32])-MIN([.W25:.W32])" office:value-type="float" office:value="46020">
            <text:p>46020</text:p>
          </table:table-cell>
          <table:table-cell table:formula="of:=MAX([.X25:.X32])-MIN([.X25:.X32])" office:value-type="float" office:value="882020">
            <text:p>882020</text:p>
          </table:table-cell>
          <table:table-cell table:formula="of:=MAX([.Y25:.Y32])-MIN([.Y25:.Y32])" office:value-type="float" office:value="6504420">
            <text:p>650442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2*[.N30]+([.B27]-2)*[.N31]" office:value-type="float" office:value="100">
            <text:p>10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2*[.N26]+([.B27]-2)*[.N28]" office:value-type="float" office:value="100">
            <text:p>100</text:p>
          </table:table-cell>
          <table:table-cell table:number-columns-repeated="21"/>
          <table:table-cell table:formula="of:=[.AA47]" office:value-type="float" office:value="6420000">
            <text:p>6420000</text:p>
          </table:table-cell>
          <table:table-cell/>
          <table:table-cell table:formula="of:=[.D47]*[.E47]*[.F47]" office:value-type="float" office:value="14736750">
            <text:p>14736750</text:p>
          </table:table-cell>
          <table:table-cell/>
        </table:table-row>
        <table:table-row table:style-name="ro1">
          <table:table-cell table:number-columns-repeated="32"/>
        </table:table-row>
        <table:table-row table:style-name="ro1">
          <table:table-cell table:number-columns-repeated="6"/>
          <table:table-cell table:formula="of:=(1000-2*[.L47])/3" office:value-type="float" office:value="-1000">
            <text:p>-1000</text:p>
          </table:table-cell>
          <table:table-cell table:number-columns-repeated="4"/>
          <table:table-cell office:value-type="string" table:number-columns-spanned="3" table:number-rows-spanned="1">
            <text:p>Inner size</text:p>
          </table:table-cell>
          <table:covered-table-cell table:number-columns-repeated="2"/>
          <table:table-cell office:value-type="string" table:number-columns-spanned="3" table:number-rows-spanned="1">
            <text:p>OR size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Nb neighbor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Comm size</text:p>
          </table:table-cell>
          <table:covered-table-cell table:number-columns-repeated="2"/>
          <table:table-cell/>
          <table:table-cell office:value-type="string">
            <text:p>Total comms</text:p>
          </table:table-cell>
          <table:table-cell/>
          <table:table-cell office:value-type="string">
            <text:p>Comm overhead</text:p>
          </table:table-cell>
          <table:table-cell/>
          <table:table-cell office:value-type="string">
            <text:p>Comp overhead</text:p>
          </table:table-cell>
          <table:table-cell office:value-type="string">
            <text:p>Border comp</text:p>
          </table:table-cell>
        </table:table-row>
        <table:table-row table:style-name="ro1">
          <table:table-cell table:number-columns-repeated="11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table:formula="of:=[.B25]" office:value-type="float" office:value="5">
            <text:p>5</text:p>
          </table:table-cell>
          <table:table-cell/>
          <table:table-cell table:formula="of:=[.B30]+2*[.B22]" office:value-type="float" office:value="2010">
            <text:p>2010</text:p>
          </table:table-cell>
          <table:table-cell table:formula="of:=[.B31]+[.B23]" office:value-type="float" office:value="210">
            <text:p>210</text:p>
          </table:table-cell>
          <table:table-cell table:formula="of:=[.B32]+[.B24]" office:value-type="float" office:value="35">
            <text:p>35</text:p>
          </table:table-cell>
          <table:table-cell table:formula="of:=2*[.L47]+([.B40]-2)*[.L40]" office:value-type="float" office:value="10000">
            <text:p>10000</text:p>
          </table:table-cell>
          <table:table-cell table:formula="of:=IF(AND([.L47]=[.L41];[.L47]=[.L42];[.L47]=[.L43]))" office:value-type="boolean" office:boolean-value="true">
            <text:p>VRAI</text:p>
          </table:table-cell>
          <table:table-cell/>
          <table:table-cell table:formula="of:=[.J25]" office:value-type="float" office:value="12">
            <text:p>12</text:p>
          </table:table-cell>
          <table:table-cell office:value-type="string">
            <text:p>B1</text:p>
          </table:table-cell>
          <table:table-cell table:formula="of:=[.D40]-2*[.B22]" office:value-type="float" office:value="2000">
            <text:p>2000</text:p>
          </table:table-cell>
          <table:table-cell table:formula="of:=[.E40]-[.B23]" office:value-type="float" office:value="200">
            <text:p>200</text:p>
          </table:table-cell>
          <table:table-cell table:formula="of:=[.F40]-[.B24]" office:value-type="float" office:value="20">
            <text:p>20</text:p>
          </table:table-cell>
          <table:table-cell table:formula="of:=[.B22]*[.M40]*[.N40]" office:value-type="float" office:value="20000">
            <text:p>20000</text:p>
          </table:table-cell>
          <table:table-cell table:formula="of:=[.B23]*[.L40]*[.N40]" office:value-type="float" office:value="400000">
            <text:p>400000</text:p>
          </table:table-cell>
          <table:table-cell table:formula="of:=[.B24]*[.L40]*[.M40]" office:value-type="float" office:value="6000000">
            <text:p>600000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S40]*[.O40]" office:value-type="float" office:value="40000">
            <text:p>40000</text:p>
          </table:table-cell>
          <table:table-cell table:formula="of:=[.T40]*[.P40]" office:value-type="float" office:value="400000">
            <text:p>400000</text:p>
          </table:table-cell>
          <table:table-cell table:formula="of:=[.U40]*[.Q40]" office:value-type="float" office:value="6000000">
            <text:p>6000000</text:p>
          </table:table-cell>
          <table:table-cell/>
          <table:table-cell table:formula="of:=SUM([.W40:.Y40])" office:value-type="float" office:value="6440000">
            <text:p>6440000</text:p>
          </table:table-cell>
          <table:table-cell/>
          <table:table-cell table:style-name="ce1" table:formula="of:=([.AA40]/[.AC36])-1" office:value-type="percentage" office:value="0.00311526479750768">
            <text:p>0,31%</text:p>
          </table:table-cell>
          <table:table-cell table:formula="of:=[.AA40]-[.AC36]" office:value-type="float" office:value="20000">
            <text:p>20000</text:p>
          </table:table-cell>
          <table:table-cell table:style-name="ce1" table:formula="of:=([.D40]*[.E40]*[.F40]/[.AE36])-1" office:value-type="percentage" office:value="0.00249376558603487">
            <text:p>0,25%</text:p>
          </table:table-cell>
          <table:table-cell table:style-name="ce2"/>
        </table:table-row>
        <table:table-row table:style-name="ro1">
          <table:table-cell/>
          <table:table-cell table:formula="of:=[.B26]" office:value-type="float" office:value="5">
            <text:p>5</text:p>
          </table:table-cell>
          <table:table-cell/>
          <table:table-cell table:formula="of:=[.B30]+[.B22]" office:value-type="float" office:value="2005">
            <text:p>2005</text:p>
          </table:table-cell>
          <table:table-cell table:formula="of:=[.B31]+2*[.B23]" office:value-type="float" office:value="220">
            <text:p>220</text:p>
          </table:table-cell>
          <table:table-cell table:formula="of:=[.B32]+[.B24]" office:value-type="float" office:value="35">
            <text:p>35</text:p>
          </table:table-cell>
          <table:table-cell table:formula="of:=2*[.L41]+([.B41]-2)*[.L45]" office:value-type="float" office:value="10000">
            <text:p>10000</text:p>
          </table:table-cell>
          <table:table-cell table:formula="of:=IF(AND([.M47]=[.M40];[.M47]=[.M42];[.M47]=[.M44]))" office:value-type="boolean" office:boolean-value="true">
            <text:p>VRAI</text:p>
          </table:table-cell>
          <table:table-cell/>
          <table:table-cell table:formula="of:=[.J26]" office:value-type="float" office:value="12">
            <text:p>12</text:p>
          </table:table-cell>
          <table:table-cell office:value-type="string">
            <text:p>B2</text:p>
          </table:table-cell>
          <table:table-cell table:formula="of:=[.D41]-[.B22]" office:value-type="float" office:value="2000">
            <text:p>2000</text:p>
          </table:table-cell>
          <table:table-cell table:formula="of:=[.E41]-2*[.B23]" office:value-type="float" office:value="200">
            <text:p>200</text:p>
          </table:table-cell>
          <table:table-cell table:formula="of:=[.F41]-[.B24]" office:value-type="float" office:value="20">
            <text:p>20</text:p>
          </table:table-cell>
          <table:table-cell table:formula="of:=[.B22]*[.M41]*[.N41]" office:value-type="float" office:value="20000">
            <text:p>20000</text:p>
          </table:table-cell>
          <table:table-cell table:formula="of:=[.B23]*[.L41]*[.N41]" office:value-type="float" office:value="400000">
            <text:p>400000</text:p>
          </table:table-cell>
          <table:table-cell table:formula="of:=[.B24]*[.L41]*[.M41]" office:value-type="float" office:value="6000000">
            <text:p>600000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S41]*[.O41]" office:value-type="float" office:value="20000">
            <text:p>20000</text:p>
          </table:table-cell>
          <table:table-cell table:formula="of:=[.T41]*[.P41]" office:value-type="float" office:value="800000">
            <text:p>800000</text:p>
          </table:table-cell>
          <table:table-cell table:formula="of:=[.U41]*[.Q41]" office:value-type="float" office:value="6000000">
            <text:p>6000000</text:p>
          </table:table-cell>
          <table:table-cell/>
          <table:table-cell table:formula="of:=SUM([.W41:.Y41])" office:value-type="float" office:value="6820000">
            <text:p>6820000</text:p>
          </table:table-cell>
          <table:table-cell/>
          <table:table-cell table:style-name="ce1" table:formula="of:=([.AA41]/[.AC36])-1" office:value-type="percentage" office:value="0.0623052959501558">
            <text:p>6,23%</text:p>
          </table:table-cell>
          <table:table-cell table:formula="of:=[.AA41]-[.AC36]" office:value-type="float" office:value="400000">
            <text:p>400000</text:p>
          </table:table-cell>
          <table:table-cell table:style-name="ce1" table:formula="of:=([.D41]*[.E41]*[.F41]/[.AE36])-1" office:value-type="percentage" office:value="0.0476190476190477">
            <text:p>4,76%</text:p>
          </table:table-cell>
          <table:table-cell table:style-name="ce2"/>
        </table:table-row>
        <table:table-row table:style-name="ro1">
          <table:table-cell/>
          <table:table-cell table:formula="of:=[.B27]" office:value-type="float" office:value="5">
            <text:p>5</text:p>
          </table:table-cell>
          <table:table-cell/>
          <table:table-cell table:formula="of:=[.B30]+[.B22]" office:value-type="float" office:value="2005">
            <text:p>2005</text:p>
          </table:table-cell>
          <table:table-cell table:formula="of:=[.B31]+[.B23]" office:value-type="float" office:value="210">
            <text:p>210</text:p>
          </table:table-cell>
          <table:table-cell table:formula="of:=[.B32]+2*[.B24]" office:value-type="float" office:value="50">
            <text:p>50</text:p>
          </table:table-cell>
          <table:table-cell table:formula="of:=[.L43]*2+([.B40]-2)*[.L46]" office:value-type="float" office:value="10000">
            <text:p>10000</text:p>
          </table:table-cell>
          <table:table-cell table:formula="of:=IF(AND([.N47]=[.N40];[.N47]=[.N41];[.N47]=[.N45]))" office:value-type="boolean" office:boolean-value="true">
            <text:p>VRAI</text:p>
          </table:table-cell>
          <table:table-cell/>
          <table:table-cell table:formula="of:=[.J27]" office:value-type="float" office:value="12">
            <text:p>12</text:p>
          </table:table-cell>
          <table:table-cell office:value-type="string">
            <text:p>B3</text:p>
          </table:table-cell>
          <table:table-cell table:formula="of:=[.D42]-[.B22]" office:value-type="float" office:value="2000">
            <text:p>2000</text:p>
          </table:table-cell>
          <table:table-cell table:formula="of:=[.E42]-[.B23]" office:value-type="float" office:value="200">
            <text:p>200</text:p>
          </table:table-cell>
          <table:table-cell table:formula="of:=[.F42]-2*[.B24]" office:value-type="float" office:value="20">
            <text:p>20</text:p>
          </table:table-cell>
          <table:table-cell table:formula="of:=[.B22]*[.M42]*[.N42]" office:value-type="float" office:value="20000">
            <text:p>20000</text:p>
          </table:table-cell>
          <table:table-cell table:formula="of:=[.B23]*[.L42]*[.N42]" office:value-type="float" office:value="400000">
            <text:p>400000</text:p>
          </table:table-cell>
          <table:table-cell table:formula="of:=[.B24]*[.L42]*[.M42]" office:value-type="float" office:value="6000000">
            <text:p>600000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S42]*[.O42]" office:value-type="float" office:value="20000">
            <text:p>20000</text:p>
          </table:table-cell>
          <table:table-cell table:formula="of:=[.T42]*[.P42]" office:value-type="float" office:value="400000">
            <text:p>400000</text:p>
          </table:table-cell>
          <table:table-cell table:formula="of:=[.U42]*[.Q42]" office:value-type="float" office:value="12000000">
            <text:p>12000000</text:p>
          </table:table-cell>
          <table:table-cell/>
          <table:table-cell table:formula="of:=SUM([.W42:.Y42])" office:value-type="float" office:value="12420000">
            <text:p>12420000</text:p>
          </table:table-cell>
          <table:table-cell/>
          <table:table-cell table:style-name="ce1" table:formula="of:=([.AA42]/[.AC36])-1" office:value-type="percentage" office:value="0.934579439252336">
            <text:p>93,46%</text:p>
          </table:table-cell>
          <table:table-cell table:formula="of:=[.AA42]-[.AC36]" office:value-type="float" office:value="6000000">
            <text:p>6000000</text:p>
          </table:table-cell>
          <table:table-cell table:style-name="ce1" table:formula="of:=([.D42]*[.E42]*[.F42]/[.AE36])-1" office:value-type="percentage" office:value="0.428571428571429">
            <text:p>42,86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B30]+[.B22]" office:value-type="float" office:value="2005">
            <text:p>2005</text:p>
          </table:table-cell>
          <table:table-cell table:formula="of:=[.B31]+2*[.B23]" office:value-type="float" office:value="220">
            <text:p>220</text:p>
          </table:table-cell>
          <table:table-cell table:formula="of:=[.B32]+2*[.B24]" office:value-type="float" office:value="50">
            <text:p>50</text:p>
          </table:table-cell>
          <table:table-cell table:formula="of:=2*[.L42]+([.B40]-2)*[.L44]" office:value-type="float" office:value="10000">
            <text:p>10000</text:p>
          </table:table-cell>
          <table:table-cell table:formula="of:=IF(AND([.L40]=[.L45];[.L40]=[.L44];[.L40]=[.L46]))" office:value-type="boolean" office:boolean-value="true">
            <text:p>VRAI</text:p>
          </table:table-cell>
          <table:table-cell/>
          <table:table-cell table:formula="of:=[.J28]" office:value-type="float" office:value="18">
            <text:p>18</text:p>
          </table:table-cell>
          <table:table-cell office:value-type="string">
            <text:p>O1</text:p>
          </table:table-cell>
          <table:table-cell table:formula="of:=[.D43]-[.B22]" office:value-type="float" office:value="2000">
            <text:p>2000</text:p>
          </table:table-cell>
          <table:table-cell table:formula="of:=[.E43]-2*[.B23]" office:value-type="float" office:value="200">
            <text:p>200</text:p>
          </table:table-cell>
          <table:table-cell table:formula="of:=[.F43]-2*[.B24]" office:value-type="float" office:value="20">
            <text:p>20</text:p>
          </table:table-cell>
          <table:table-cell table:formula="of:=[.B22]*[.M43]*[.N43]" office:value-type="float" office:value="20000">
            <text:p>20000</text:p>
          </table:table-cell>
          <table:table-cell table:formula="of:=[.B23]*[.L43]*[.N43]" office:value-type="float" office:value="400000">
            <text:p>400000</text:p>
          </table:table-cell>
          <table:table-cell table:formula="of:=[.B24]*[.L43]*[.M43]" office:value-type="float" office:value="6000000">
            <text:p>6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S43]*[.O43]" office:value-type="float" office:value="20000">
            <text:p>20000</text:p>
          </table:table-cell>
          <table:table-cell table:formula="of:=[.T43]*[.P43]" office:value-type="float" office:value="800000">
            <text:p>800000</text:p>
          </table:table-cell>
          <table:table-cell table:formula="of:=[.U43]*[.Q43]" office:value-type="float" office:value="12000000">
            <text:p>12000000</text:p>
          </table:table-cell>
          <table:table-cell/>
          <table:table-cell table:formula="of:=SUM([.W43:.Y43])" office:value-type="float" office:value="12820000">
            <text:p>12820000</text:p>
          </table:table-cell>
          <table:table-cell/>
          <table:table-cell table:style-name="ce1" table:formula="of:=([.AA43]/[.AC36])-1" office:value-type="percentage" office:value="0.996884735202492">
            <text:p>99,69%</text:p>
          </table:table-cell>
          <table:table-cell table:formula="of:=[.AA43]-[.AC36]" office:value-type="float" office:value="6400000">
            <text:p>6400000</text:p>
          </table:table-cell>
          <table:table-cell table:style-name="ce1" table:formula="of:=([.D43]*[.E43]*[.F43]/[.AE36])-1" office:value-type="percentage" office:value="0.496598639455782">
            <text:p>49,66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B30]+2*[.B22]" office:value-type="float" office:value="2010">
            <text:p>2010</text:p>
          </table:table-cell>
          <table:table-cell table:formula="of:=[.B31]+[.B23]" office:value-type="float" office:value="210">
            <text:p>210</text:p>
          </table:table-cell>
          <table:table-cell table:formula="of:=[.B32]+2*[.B24]" office:value-type="float" office:value="50">
            <text:p>50</text:p>
          </table:table-cell>
          <table:table-cell table:formula="of:=2*[.M47]+([.B41]-2)*[.M41]" office:value-type="float" office:value="1000">
            <text:p>1000</text:p>
          </table:table-cell>
          <table:table-cell table:formula="of:=IF(AND([.M41]=[.M43];[.M41]=[.M45];[.M41]=[.M46]))" office:value-type="boolean" office:boolean-value="true">
            <text:p>VRAI</text:p>
          </table:table-cell>
          <table:table-cell/>
          <table:table-cell table:formula="of:=[.J29]" office:value-type="float" office:value="18">
            <text:p>18</text:p>
          </table:table-cell>
          <table:table-cell office:value-type="string">
            <text:p>O2</text:p>
          </table:table-cell>
          <table:table-cell table:formula="of:=[.D44]-2*[.B22]" office:value-type="float" office:value="2000">
            <text:p>2000</text:p>
          </table:table-cell>
          <table:table-cell table:formula="of:=[.E44]-[.B23]" office:value-type="float" office:value="200">
            <text:p>200</text:p>
          </table:table-cell>
          <table:table-cell table:formula="of:=[.F44]-2*[.B24]" office:value-type="float" office:value="20">
            <text:p>20</text:p>
          </table:table-cell>
          <table:table-cell table:formula="of:=[.B22]*[.M44]*[.N44]" office:value-type="float" office:value="20000">
            <text:p>20000</text:p>
          </table:table-cell>
          <table:table-cell table:formula="of:=[.B23]*[.L44]*[.N44]" office:value-type="float" office:value="400000">
            <text:p>400000</text:p>
          </table:table-cell>
          <table:table-cell table:formula="of:=[.B24]*[.L44]*[.M44]" office:value-type="float" office:value="6000000">
            <text:p>600000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S44]*[.O44]" office:value-type="float" office:value="40000">
            <text:p>40000</text:p>
          </table:table-cell>
          <table:table-cell table:formula="of:=[.T44]*[.P44]" office:value-type="float" office:value="400000">
            <text:p>400000</text:p>
          </table:table-cell>
          <table:table-cell table:formula="of:=[.U44]*[.Q44]" office:value-type="float" office:value="12000000">
            <text:p>12000000</text:p>
          </table:table-cell>
          <table:table-cell/>
          <table:table-cell table:formula="of:=SUM([.W44:.Y44])" office:value-type="float" office:value="12440000">
            <text:p>12440000</text:p>
          </table:table-cell>
          <table:table-cell/>
          <table:table-cell table:style-name="ce1" table:formula="of:=([.AA44]/[.AC36])-1" office:value-type="percentage" office:value="0.937694704049844">
            <text:p>93,77%</text:p>
          </table:table-cell>
          <table:table-cell table:formula="of:=[.AA44]-[.AC36]" office:value-type="float" office:value="6020000">
            <text:p>6020000</text:p>
          </table:table-cell>
          <table:table-cell table:style-name="ce1" table:formula="of:=([.D44]*[.E44]*[.F44]/[.AE36])-1" office:value-type="percentage" office:value="0.432133950837193">
            <text:p>43,21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B30]+2*[.B22]" office:value-type="float" office:value="2010">
            <text:p>2010</text:p>
          </table:table-cell>
          <table:table-cell table:formula="of:=[.B31]+2*[.B23]" office:value-type="float" office:value="220">
            <text:p>220</text:p>
          </table:table-cell>
          <table:table-cell table:formula="of:=[.B32]+[.B24]" office:value-type="float" office:value="35">
            <text:p>35</text:p>
          </table:table-cell>
          <table:table-cell table:formula="of:=2*[.M40]+([.B41]-2)*[.M45]" office:value-type="float" office:value="1000">
            <text:p>1000</text:p>
          </table:table-cell>
          <table:table-cell table:formula="of:=IF(AND([.N42]=[.N44];[.N42]=[.N43];[.N42]=[.N46]))" office:value-type="boolean" office:boolean-value="true">
            <text:p>VRAI</text:p>
          </table:table-cell>
          <table:table-cell/>
          <table:table-cell table:formula="of:=[.J30]" office:value-type="float" office:value="18">
            <text:p>18</text:p>
          </table:table-cell>
          <table:table-cell office:value-type="string">
            <text:p>O3</text:p>
          </table:table-cell>
          <table:table-cell table:formula="of:=[.D45]-2*[.B22]" office:value-type="float" office:value="2000">
            <text:p>2000</text:p>
          </table:table-cell>
          <table:table-cell table:formula="of:=[.E45]-2*[.B23]" office:value-type="float" office:value="200">
            <text:p>200</text:p>
          </table:table-cell>
          <table:table-cell table:formula="of:=[.F45]-[.B24]" office:value-type="float" office:value="20">
            <text:p>20</text:p>
          </table:table-cell>
          <table:table-cell table:formula="of:=[.B22]*[.M45]*[.N45]" office:value-type="float" office:value="20000">
            <text:p>20000</text:p>
          </table:table-cell>
          <table:table-cell table:formula="of:=[.B23]*[.L45]*[.N45]" office:value-type="float" office:value="400000">
            <text:p>400000</text:p>
          </table:table-cell>
          <table:table-cell table:formula="of:=[.B24]*[.L45]*[.M45]" office:value-type="float" office:value="6000000">
            <text:p>600000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S45]*[.O45]" office:value-type="float" office:value="40000">
            <text:p>40000</text:p>
          </table:table-cell>
          <table:table-cell table:formula="of:=[.T45]*[.P45]" office:value-type="float" office:value="800000">
            <text:p>800000</text:p>
          </table:table-cell>
          <table:table-cell table:formula="of:=[.U45]*[.Q45]" office:value-type="float" office:value="6000000">
            <text:p>6000000</text:p>
          </table:table-cell>
          <table:table-cell/>
          <table:table-cell table:formula="of:=SUM([.W45:.Y45])" office:value-type="float" office:value="6840000">
            <text:p>6840000</text:p>
          </table:table-cell>
          <table:table-cell/>
          <table:table-cell table:style-name="ce1" table:formula="of:=([.AA45]/[.AC36])-1" office:value-type="percentage" office:value="0.0654205607476635">
            <text:p>6,54%</text:p>
          </table:table-cell>
          <table:table-cell table:formula="of:=[.AA45]-[.AC36]" office:value-type="float" office:value="420000">
            <text:p>420000</text:p>
          </table:table-cell>
          <table:table-cell table:style-name="ce1" table:formula="of:=([.D45]*[.E45]*[.F45]/[.AE36])-1" office:value-type="percentage" office:value="0.0502315639472746">
            <text:p>5,02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B30]+2*[.B22]" office:value-type="float" office:value="2010">
            <text:p>2010</text:p>
          </table:table-cell>
          <table:table-cell table:formula="of:=[.B31]+2*[.B23]" office:value-type="float" office:value="220">
            <text:p>220</text:p>
          </table:table-cell>
          <table:table-cell table:formula="of:=[.B32]+2*[.B24]" office:value-type="float" office:value="50">
            <text:p>50</text:p>
          </table:table-cell>
          <table:table-cell table:formula="of:=2*[.M42]+([.B41]-2)*[.M43]" office:value-type="float" office:value="1000">
            <text:p>1000</text:p>
          </table:table-cell>
          <table:table-cell table:number-columns-repeated="2"/>
          <table:table-cell table:formula="of:=[.J31]" office:value-type="float" office:value="27">
            <text:p>27</text:p>
          </table:table-cell>
          <table:table-cell office:value-type="string">
            <text:p>A</text:p>
          </table:table-cell>
          <table:table-cell table:formula="of:=[.D46]-2*[.B22]" office:value-type="float" office:value="2000">
            <text:p>2000</text:p>
          </table:table-cell>
          <table:table-cell table:formula="of:=[.E46]-2*[.B23]" office:value-type="float" office:value="200">
            <text:p>200</text:p>
          </table:table-cell>
          <table:table-cell table:formula="of:=[.F46]-2*[.B24]" office:value-type="float" office:value="20">
            <text:p>20</text:p>
          </table:table-cell>
          <table:table-cell table:formula="of:=[.B22]*[.M46]*[.N46]" office:value-type="float" office:value="20000">
            <text:p>20000</text:p>
          </table:table-cell>
          <table:table-cell table:formula="of:=[.B23]*[.L46]*[.N46]" office:value-type="float" office:value="400000">
            <text:p>400000</text:p>
          </table:table-cell>
          <table:table-cell table:formula="of:=[.B24]*[.L46]*[.M46]" office:value-type="float" office:value="6000000">
            <text:p>6000000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[.S46]*[.O46]" office:value-type="float" office:value="40000">
            <text:p>40000</text:p>
          </table:table-cell>
          <table:table-cell table:formula="of:=[.T46]*[.P46]" office:value-type="float" office:value="800000">
            <text:p>800000</text:p>
          </table:table-cell>
          <table:table-cell table:formula="of:=[.U46]*[.Q46]" office:value-type="float" office:value="12000000">
            <text:p>12000000</text:p>
          </table:table-cell>
          <table:table-cell/>
          <table:table-cell table:formula="of:=SUM([.W46:.Y46])" office:value-type="float" office:value="12840000">
            <text:p>12840000</text:p>
          </table:table-cell>
          <table:table-cell/>
          <table:table-cell table:style-name="ce1" table:formula="of:=([.AA46]/[.AC36])-1" office:value-type="percentage" office:value="1">
            <text:p>100,00%</text:p>
          </table:table-cell>
          <table:table-cell table:formula="of:=[.AA46]-[.AC36]" office:value-type="float" office:value="6420000">
            <text:p>6420000</text:p>
          </table:table-cell>
          <table:table-cell table:style-name="ce1" table:formula="of:=([.D46]*[.E46]*[.F46]/[.AE36])-1" office:value-type="percentage" office:value="0.500330805638964">
            <text:p>50,03%</text:p>
          </table:table-cell>
          <table:table-cell table:style-name="ce3"/>
        </table:table-row>
        <table:table-row table:style-name="ro1">
          <table:table-cell table:number-columns-repeated="3"/>
          <table:table-cell table:formula="of:=[.B30]+[.B22]" office:value-type="float" office:value="2005">
            <text:p>2005</text:p>
          </table:table-cell>
          <table:table-cell table:formula="of:=[.B31]+[.B23]" office:value-type="float" office:value="210">
            <text:p>210</text:p>
          </table:table-cell>
          <table:table-cell table:formula="of:=[.B32]+[.B24]" office:value-type="float" office:value="35">
            <text:p>35</text:p>
          </table:table-cell>
          <table:table-cell table:formula="of:=2*[.M44]+([.B41]-2)*[.M46]" office:value-type="float" office:value="1000">
            <text:p>1000</text:p>
          </table:table-cell>
          <table:table-cell table:number-columns-repeated="2"/>
          <table:table-cell table:formula="of:=[.J32]" office:value-type="float" office:value="8">
            <text:p>8</text:p>
          </table:table-cell>
          <table:table-cell office:value-type="string">
            <text:p>C</text:p>
          </table:table-cell>
          <table:table-cell table:formula="of:=[.D47]-[.B22]" office:value-type="float" office:value="2000">
            <text:p>2000</text:p>
          </table:table-cell>
          <table:table-cell table:formula="of:=[.E47]-[.B23]" office:value-type="float" office:value="200">
            <text:p>200</text:p>
          </table:table-cell>
          <table:table-cell table:formula="of:=[.F47]-[.B24]" office:value-type="float" office:value="20">
            <text:p>20</text:p>
          </table:table-cell>
          <table:table-cell table:formula="of:=[.B22]*[.M47]*[.N47]" office:value-type="float" office:value="20000">
            <text:p>20000</text:p>
          </table:table-cell>
          <table:table-cell table:formula="of:=[.B23]*[.L47]*[.N47]" office:value-type="float" office:value="400000">
            <text:p>400000</text:p>
          </table:table-cell>
          <table:table-cell table:formula="of:=[.B24]*[.L47]*[.M47]" office:value-type="float" office:value="6000000">
            <text:p>6000000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formula="of:=[.S47]*[.O47]" office:value-type="float" office:value="20000">
            <text:p>20000</text:p>
          </table:table-cell>
          <table:table-cell table:formula="of:=[.T47]*[.P47]" office:value-type="float" office:value="400000">
            <text:p>400000</text:p>
          </table:table-cell>
          <table:table-cell table:formula="of:=[.U47]*[.Q47]" office:value-type="float" office:value="6000000">
            <text:p>6000000</text:p>
          </table:table-cell>
          <table:table-cell/>
          <table:table-cell table:formula="of:=SUM([.W47:.Y47])" office:value-type="float" office:value="6420000">
            <text:p>6420000</text:p>
          </table:table-cell>
          <table:table-cell/>
          <table:table-cell table:style-name="ce1" table:formula="of:=([.AA47]/[.AC36])-1" office:value-type="percentage" office:value="0">
            <text:p>0,00%</text:p>
          </table:table-cell>
          <table:table-cell table:formula="of:=[.AA47]-[.AC36]" office:value-type="float" office:value="0">
            <text:p>0</text:p>
          </table:table-cell>
          <table:table-cell table:style-name="ce1" table:formula="of:=([.D47]*[.E47]*[.F47]/[.AE36])-1" office:value-type="percentage" office:value="0">
            <text:p>0,00%</text:p>
          </table:table-cell>
          <table:table-cell table:style-name="ce2"/>
        </table:table-row>
        <table:table-row table:style-name="ro1">
          <table:table-cell table:number-columns-repeated="6"/>
          <table:table-cell table:formula="of:=2*[.N47]+([.B42]-2)*[.N42]" office:value-type="float" office:value="100">
            <text:p>100</text:p>
          </table:table-cell>
          <table:table-cell table:number-columns-repeated="2"/>
          <table:table-cell/>
          <table:table-cell table:number-columns-repeated="22"/>
        </table:table-row>
        <table:table-row table:style-name="ro1">
          <table:table-cell table:number-columns-repeated="3"/>
          <table:table-cell table:formula="of:=SUM([.D40:.D48])" office:value-type="float" office:value="16060">
            <text:p>16060</text:p>
          </table:table-cell>
          <table:table-cell table:formula="of:=SUM([.E40:.E48])" office:value-type="float" office:value="1720">
            <text:p>1720</text:p>
          </table:table-cell>
          <table:table-cell table:formula="of:=SUM([.F40:.F48])" office:value-type="float" office:value="340">
            <text:p>340</text:p>
          </table:table-cell>
          <table:table-cell table:formula="of:=2*[.N40]+([.B42]-2)*[.N44]" office:value-type="float" office:value="100">
            <text:p>100</text:p>
          </table:table-cell>
          <table:table-cell table:number-columns-repeated="15"/>
          <table:table-cell table:formula="of:=MAX([.W40:.W47])-MIN([.W40:.W47])" office:value-type="float" office:value="20000">
            <text:p>20000</text:p>
          </table:table-cell>
          <table:table-cell table:formula="of:=MAX([.X40:.X47])-MIN([.X40:.X47])" office:value-type="float" office:value="400000">
            <text:p>400000</text:p>
          </table:table-cell>
          <table:table-cell table:formula="of:=MAX([.Y40:.Y47])-MIN([.Y40:.Y47])" office:value-type="float" office:value="6000000">
            <text:p>60000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2*[.N45]+([.B42]-2)*[.N46]" office:value-type="float" office:value="100">
            <text:p>10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2*[.N41]+([.B42]-2)*[.N43]" office:value-type="float" office:value="100">
            <text:p>1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float" office:value="242">
            <text:p>242</text:p>
          </table:table-cell>
          <table:table-cell table:formula="of:=([.B19]-2*[.D52])/([.B25]-2)" office:value-type="float" office:value="3172">
            <text:p>3172</text:p>
          </table:table-cell>
          <table:table-cell table:number-columns-repeated="23"/>
          <table:table-cell table:formula="of:=MIN([.AA56:.AA63])" office:value-type="float" office:value="678720">
            <text:p>678720</text:p>
          </table:table-cell>
          <table:table-cell/>
          <table:table-cell table:formula="of:=MIN([.K66:.K73])" office:value-type="float" office:value="-76762400">
            <text:p>-767624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Y</text:p>
          </table:table-cell>
          <table:table-cell office:value-type="float" office:value="242">
            <text:p>242</text:p>
          </table:table-cell>
          <table:table-cell table:formula="of:=([.B20]-2*[.D53])/([.B26]-2)" office:value-type="float" office:value="172">
            <text:p>172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Z</text:p>
          </table:table-cell>
          <table:table-cell office:value-type="float" office:value="200">
            <text:p>200</text:p>
          </table:table-cell>
          <table:table-cell table:formula="of:=([.B21]-2*[.D54])/([.B27]-2)" office:value-type="float" office:value="-100">
            <text:p>-100</text:p>
          </table:table-cell>
          <table:table-cell table:number-columns-repeated="6"/>
          <table:table-cell office:value-type="string" table:number-columns-spanned="3" table:number-rows-spanned="1">
            <text:p>Inner size</text:p>
          </table:table-cell>
          <table:covered-table-cell table:number-columns-repeated="2"/>
          <table:table-cell office:value-type="string" table:number-columns-spanned="3" table:number-rows-spanned="1">
            <text:p>OR size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Nb neighbor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Comm size</text:p>
          </table:table-cell>
          <table:covered-table-cell table:number-columns-repeated="2"/>
          <table:table-cell/>
          <table:table-cell office:value-type="string">
            <text:p>Total comms</text:p>
          </table:table-cell>
          <table:table-cell/>
          <table:table-cell office:value-type="string">
            <text:p>Comm overhead</text:p>
          </table:table-cell>
          <table:table-cell/>
          <table:table-cell office:value-type="string">
            <text:p>Comp overhead</text:p>
          </table:table-cell>
          <table:table-cell office:value-type="string">
            <text:p>Border comp</text:p>
          </table:table-cell>
        </table:table-row>
        <table:table-row table:style-name="ro1">
          <table:table-cell table:number-columns-repeated="11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7"/>
        </table:table-row>
        <table:table-row table:style-name="ro1">
          <table:table-cell/>
          <table:table-cell table:formula="of:=[.B25]" office:value-type="float" office:value="5">
            <text:p>5</text:p>
          </table:table-cell>
          <table:table-cell/>
          <table:table-cell table:formula="of:=[.E52]+2*[.B22]" office:value-type="float" office:value="3182">
            <text:p>3182</text:p>
          </table:table-cell>
          <table:table-cell table:formula="of:=[.D53]+[.B23]" office:value-type="float" office:value="252">
            <text:p>252</text:p>
          </table:table-cell>
          <table:table-cell table:formula="of:=[.D54]+[.B24]" office:value-type="float" office:value="215">
            <text:p>215</text:p>
          </table:table-cell>
          <table:table-cell table:formula="of:=2*[.L63]+([.B56]-2)*[.L56]" office:value-type="float" office:value="10000">
            <text:p>10000</text:p>
          </table:table-cell>
          <table:table-cell table:formula="of:=IF(AND([.L63]=[.L57];[.L63]=[.L58];[.L63]=[.L59]))" office:value-type="boolean" office:boolean-value="true">
            <text:p>VRAI</text:p>
          </table:table-cell>
          <table:table-cell/>
          <table:table-cell table:formula="of:=[.J41]" office:value-type="float" office:value="12">
            <text:p>12</text:p>
          </table:table-cell>
          <table:table-cell office:value-type="string">
            <text:p>B1</text:p>
          </table:table-cell>
          <table:table-cell table:formula="of:=[.D56]-2*[.B22]" office:value-type="float" office:value="3172">
            <text:p>3172</text:p>
          </table:table-cell>
          <table:table-cell table:formula="of:=[.E56]-[.B23]" office:value-type="float" office:value="242">
            <text:p>242</text:p>
          </table:table-cell>
          <table:table-cell table:formula="of:=[.F56]-[.B24]" office:value-type="float" office:value="200">
            <text:p>200</text:p>
          </table:table-cell>
          <table:table-cell table:formula="of:=[.B22]*[.M56]*[.N56]" office:value-type="float" office:value="242000">
            <text:p>242000</text:p>
          </table:table-cell>
          <table:table-cell table:formula="of:=[.B23]*[.L56]*[.N56]" office:value-type="float" office:value="6344000">
            <text:p>6344000</text:p>
          </table:table-cell>
          <table:table-cell table:formula="of:=[.B24]*[.L56]*[.M56]" office:value-type="float" office:value="11514360">
            <text:p>1151436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S56]*[.O56]" office:value-type="float" office:value="484000">
            <text:p>484000</text:p>
          </table:table-cell>
          <table:table-cell table:formula="of:=[.T56]*[.P56]" office:value-type="float" office:value="6344000">
            <text:p>6344000</text:p>
          </table:table-cell>
          <table:table-cell table:formula="of:=[.U56]*[.Q56]" office:value-type="float" office:value="11514360">
            <text:p>11514360</text:p>
          </table:table-cell>
          <table:table-cell/>
          <table:table-cell table:formula="of:=SUM([.W56:.Y56])" office:value-type="float" office:value="18342360">
            <text:p>18342360</text:p>
          </table:table-cell>
          <table:table-cell/>
          <table:table-cell table:style-name="ce1" table:formula="of:=([.AA56]/[.AC52])-1" office:value-type="percentage" office:value="26.0249292786421">
            <text:p>2602,49%</text:p>
          </table:table-cell>
          <table:table-cell table:formula="of:=[.AA56]-[.AC52]" office:value-type="float" office:value="17663640">
            <text:p>17663640</text:p>
          </table:table-cell>
          <table:table-cell table:style-name="ce1" table:formula="of:=([.D56]*[.E56]*[.F56]/[.AE52])-1" office:value-type="percentage" office:value="-3.24590111825581">
            <text:p>-324,59%</text:p>
          </table:table-cell>
          <table:table-cell table:style-name="ce2"/>
        </table:table-row>
        <table:table-row table:style-name="ro1">
          <table:table-cell/>
          <table:table-cell table:formula="of:=[.B26]" office:value-type="float" office:value="5">
            <text:p>5</text:p>
          </table:table-cell>
          <table:table-cell/>
          <table:table-cell table:formula="of:=[.D52]+[.B22]" office:value-type="float" office:value="247">
            <text:p>247</text:p>
          </table:table-cell>
          <table:table-cell table:formula="of:=[.E53]+2*[.B23]" office:value-type="float" office:value="192">
            <text:p>192</text:p>
          </table:table-cell>
          <table:table-cell table:formula="of:=[.D54]+[.B24]" office:value-type="float" office:value="215">
            <text:p>215</text:p>
          </table:table-cell>
          <table:table-cell table:formula="of:=2*[.L57]+([.B56]-2)*[.L61]" office:value-type="float" office:value="10000">
            <text:p>10000</text:p>
          </table:table-cell>
          <table:table-cell table:formula="of:=IF(AND([.M63]=[.M56];[.M63]=[.M58];[.M63]=[.M60]))" office:value-type="boolean" office:boolean-value="true">
            <text:p>VRAI</text:p>
          </table:table-cell>
          <table:table-cell/>
          <table:table-cell table:formula="of:=[.J42]" office:value-type="float" office:value="12">
            <text:p>12</text:p>
          </table:table-cell>
          <table:table-cell office:value-type="string">
            <text:p>B2</text:p>
          </table:table-cell>
          <table:table-cell table:formula="of:=[.D57]-[.B22]" office:value-type="float" office:value="242">
            <text:p>242</text:p>
          </table:table-cell>
          <table:table-cell table:formula="of:=[.E57]-2*[.B23]" office:value-type="float" office:value="172">
            <text:p>172</text:p>
          </table:table-cell>
          <table:table-cell table:formula="of:=[.F57]-[.B24]" office:value-type="float" office:value="200">
            <text:p>200</text:p>
          </table:table-cell>
          <table:table-cell table:formula="of:=[.B22]*[.M57]*[.N57]" office:value-type="float" office:value="172000">
            <text:p>172000</text:p>
          </table:table-cell>
          <table:table-cell table:formula="of:=[.B23]*[.L57]*[.N57]" office:value-type="float" office:value="484000">
            <text:p>484000</text:p>
          </table:table-cell>
          <table:table-cell table:formula="of:=[.B24]*[.L57]*[.M57]" office:value-type="float" office:value="624360">
            <text:p>62436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S57]*[.O57]" office:value-type="float" office:value="172000">
            <text:p>172000</text:p>
          </table:table-cell>
          <table:table-cell table:formula="of:=[.T57]*[.P57]" office:value-type="float" office:value="968000">
            <text:p>968000</text:p>
          </table:table-cell>
          <table:table-cell table:formula="of:=[.U57]*[.Q57]" office:value-type="float" office:value="624360">
            <text:p>624360</text:p>
          </table:table-cell>
          <table:table-cell/>
          <table:table-cell table:formula="of:=SUM([.W57:.Y57])" office:value-type="float" office:value="1764360">
            <text:p>1764360</text:p>
          </table:table-cell>
          <table:table-cell/>
          <table:table-cell table:style-name="ce1" table:formula="of:=([.AA57]/[.AC52])-1" office:value-type="percentage" office:value="1.59954031117397">
            <text:p>159,95%</text:p>
          </table:table-cell>
          <table:table-cell table:formula="of:=[.AA57]-[.AC52]" office:value-type="float" office:value="1085640">
            <text:p>1085640</text:p>
          </table:table-cell>
          <table:table-cell table:style-name="ce1" table:formula="of:=([.D57]*[.E57]*[.F57]/[.AE52])-1" office:value-type="percentage" office:value="-1.13282753014497">
            <text:p>-113,28%</text:p>
          </table:table-cell>
          <table:table-cell table:style-name="ce2"/>
        </table:table-row>
        <table:table-row table:style-name="ro1">
          <table:table-cell/>
          <table:table-cell table:formula="of:=[.B27]" office:value-type="float" office:value="5">
            <text:p>5</text:p>
          </table:table-cell>
          <table:table-cell/>
          <table:table-cell table:formula="of:=[.D52]+[.B22]" office:value-type="float" office:value="247">
            <text:p>247</text:p>
          </table:table-cell>
          <table:table-cell table:formula="of:=[.D53]+[.B23]" office:value-type="float" office:value="252">
            <text:p>252</text:p>
          </table:table-cell>
          <table:table-cell table:formula="of:=[.E54]+2*[.B24]" office:value-type="float" office:value="-70">
            <text:p>-70</text:p>
          </table:table-cell>
          <table:table-cell table:formula="of:=[.L59]*2+([.B56]-2)*[.L62]" office:value-type="float" office:value="10000">
            <text:p>10000</text:p>
          </table:table-cell>
          <table:table-cell table:formula="of:=IF(AND([.N63]=[.N56];[.N63]=[.N57];[.N63]=[.N61]))" office:value-type="boolean" office:boolean-value="true">
            <text:p>VRAI</text:p>
          </table:table-cell>
          <table:table-cell/>
          <table:table-cell table:formula="of:=[.J43]" office:value-type="float" office:value="18">
            <text:p>18</text:p>
          </table:table-cell>
          <table:table-cell office:value-type="string">
            <text:p>B3</text:p>
          </table:table-cell>
          <table:table-cell table:formula="of:=[.D58]-[.B22]" office:value-type="float" office:value="242">
            <text:p>242</text:p>
          </table:table-cell>
          <table:table-cell table:formula="of:=[.E58]-[.B23]" office:value-type="float" office:value="242">
            <text:p>242</text:p>
          </table:table-cell>
          <table:table-cell table:formula="of:=[.F58]-2*[.B24]" office:value-type="float" office:value="-100">
            <text:p>-100</text:p>
          </table:table-cell>
          <table:table-cell table:formula="of:=[.B22]*[.M58]*[.N58]" office:value-type="float" office:value="-121000">
            <text:p>-121000</text:p>
          </table:table-cell>
          <table:table-cell table:formula="of:=[.B23]*[.L58]*[.N58]" office:value-type="float" office:value="-242000">
            <text:p>-242000</text:p>
          </table:table-cell>
          <table:table-cell table:formula="of:=[.B24]*[.L58]*[.M58]" office:value-type="float" office:value="878460">
            <text:p>87846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S58]*[.O58]" office:value-type="float" office:value="-121000">
            <text:p>-121000</text:p>
          </table:table-cell>
          <table:table-cell table:formula="of:=[.T58]*[.P58]" office:value-type="float" office:value="-242000">
            <text:p>-242000</text:p>
          </table:table-cell>
          <table:table-cell table:formula="of:=[.U58]*[.Q58]" office:value-type="float" office:value="1756920">
            <text:p>1756920</text:p>
          </table:table-cell>
          <table:table-cell/>
          <table:table-cell table:formula="of:=SUM([.W58:.Y58])" office:value-type="float" office:value="1393920">
            <text:p>1393920</text:p>
          </table:table-cell>
          <table:table-cell/>
          <table:table-cell table:style-name="ce1" table:formula="of:=([.AA58]/[.AC52])-1" office:value-type="percentage" office:value="1.05374823196605">
            <text:p>105,37%</text:p>
          </table:table-cell>
          <table:table-cell table:formula="of:=[.AA58]-[.AC52]" office:value-type="float" office:value="715200">
            <text:p>715200</text:p>
          </table:table-cell>
          <table:table-cell table:style-name="ce1" table:formula="of:=([.D58]*[.E58]*[.F58]/[.AE52])-1" office:value-type="percentage" office:value="-0.943239398455494">
            <text:p>-94,32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D52]+[.B22]" office:value-type="float" office:value="247">
            <text:p>247</text:p>
          </table:table-cell>
          <table:table-cell table:formula="of:=[.E53]+2*[.B23]" office:value-type="float" office:value="192">
            <text:p>192</text:p>
          </table:table-cell>
          <table:table-cell table:formula="of:=[.E54]+2*[.B24]" office:value-type="float" office:value="-70">
            <text:p>-70</text:p>
          </table:table-cell>
          <table:table-cell table:formula="of:=2*[.L58]+([.B56]-2)*[.L60]" office:value-type="float" office:value="10000">
            <text:p>10000</text:p>
          </table:table-cell>
          <table:table-cell table:formula="of:=IF(AND([.L56]=[.L61];[.L56]=[.L60];[.L56]=[.L62]))" office:value-type="boolean" office:boolean-value="true">
            <text:p>VRAI</text:p>
          </table:table-cell>
          <table:table-cell/>
          <table:table-cell table:formula="of:=[.J44]" office:value-type="float" office:value="18">
            <text:p>18</text:p>
          </table:table-cell>
          <table:table-cell office:value-type="string">
            <text:p>O1</text:p>
          </table:table-cell>
          <table:table-cell table:formula="of:=[.D59]-[.B22]" office:value-type="float" office:value="242">
            <text:p>242</text:p>
          </table:table-cell>
          <table:table-cell table:formula="of:=[.E59]-2*[.B23]" office:value-type="float" office:value="172">
            <text:p>172</text:p>
          </table:table-cell>
          <table:table-cell table:formula="of:=[.F59]-2*[.B24]" office:value-type="float" office:value="-100">
            <text:p>-100</text:p>
          </table:table-cell>
          <table:table-cell table:formula="of:=[.B22]*[.M59]*[.N59]" office:value-type="float" office:value="-86000">
            <text:p>-86000</text:p>
          </table:table-cell>
          <table:table-cell table:formula="of:=[.B23]*[.L59]*[.N59]" office:value-type="float" office:value="-242000">
            <text:p>-242000</text:p>
          </table:table-cell>
          <table:table-cell table:formula="of:=[.B24]*[.L59]*[.M59]" office:value-type="float" office:value="624360">
            <text:p>62436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S59]*[.O59]" office:value-type="float" office:value="-86000">
            <text:p>-86000</text:p>
          </table:table-cell>
          <table:table-cell table:formula="of:=[.T59]*[.P59]" office:value-type="float" office:value="-484000">
            <text:p>-484000</text:p>
          </table:table-cell>
          <table:table-cell table:formula="of:=[.U59]*[.Q59]" office:value-type="float" office:value="1248720">
            <text:p>1248720</text:p>
          </table:table-cell>
          <table:table-cell/>
          <table:table-cell table:formula="of:=SUM([.W59:.Y59])" office:value-type="float" office:value="678720">
            <text:p>678720</text:p>
          </table:table-cell>
          <table:table-cell/>
          <table:table-cell table:style-name="ce1" table:formula="of:=([.AA59]/[.AC52])-1" office:value-type="percentage" office:value="0">
            <text:p>0,00%</text:p>
          </table:table-cell>
          <table:table-cell table:formula="of:=[.AA59]-[.AC52]" office:value-type="float" office:value="0">
            <text:p>0</text:p>
          </table:table-cell>
          <table:table-cell table:style-name="ce1" table:formula="of:=([.D59]*[.E59]*[.F59]/[.AE52])-1" office:value-type="percentage" office:value="-0.956753827394662">
            <text:p>-95,68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E52]+2*[.B22]" office:value-type="float" office:value="3182">
            <text:p>3182</text:p>
          </table:table-cell>
          <table:table-cell table:formula="of:=[.D53]+[.B23]" office:value-type="float" office:value="252">
            <text:p>252</text:p>
          </table:table-cell>
          <table:table-cell table:formula="of:=[.E54]+2*[.B24]" office:value-type="float" office:value="-70">
            <text:p>-70</text:p>
          </table:table-cell>
          <table:table-cell table:formula="of:=2*[.M63]+([.B57]-2)*[.M57]" office:value-type="float" office:value="1000">
            <text:p>1000</text:p>
          </table:table-cell>
          <table:table-cell table:formula="of:=IF(AND([.M57]=[.M59];[.M57]=[.M61];[.M57]=[.M62]))" office:value-type="boolean" office:boolean-value="true">
            <text:p>VRAI</text:p>
          </table:table-cell>
          <table:table-cell/>
          <table:table-cell table:formula="of:=[.J45]" office:value-type="float" office:value="18">
            <text:p>18</text:p>
          </table:table-cell>
          <table:table-cell office:value-type="string">
            <text:p>O2</text:p>
          </table:table-cell>
          <table:table-cell table:formula="of:=[.D60]-2*[.B22]" office:value-type="float" office:value="3172">
            <text:p>3172</text:p>
          </table:table-cell>
          <table:table-cell table:formula="of:=[.E60]-[.B23]" office:value-type="float" office:value="242">
            <text:p>242</text:p>
          </table:table-cell>
          <table:table-cell table:formula="of:=[.F60]-2*[.B24]" office:value-type="float" office:value="-100">
            <text:p>-100</text:p>
          </table:table-cell>
          <table:table-cell table:formula="of:=[.B22]*[.M60]*[.N60]" office:value-type="float" office:value="-121000">
            <text:p>-121000</text:p>
          </table:table-cell>
          <table:table-cell table:formula="of:=[.B23]*[.L60]*[.N60]" office:value-type="float" office:value="-3172000">
            <text:p>-3172000</text:p>
          </table:table-cell>
          <table:table-cell table:formula="of:=[.B24]*[.L60]*[.M60]" office:value-type="float" office:value="11514360">
            <text:p>1151436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S60]*[.O60]" office:value-type="float" office:value="-242000">
            <text:p>-242000</text:p>
          </table:table-cell>
          <table:table-cell table:formula="of:=[.T60]*[.P60]" office:value-type="float" office:value="-3172000">
            <text:p>-3172000</text:p>
          </table:table-cell>
          <table:table-cell table:formula="of:=[.U60]*[.Q60]" office:value-type="float" office:value="23028720">
            <text:p>23028720</text:p>
          </table:table-cell>
          <table:table-cell/>
          <table:table-cell table:formula="of:=SUM([.W60:.Y60])" office:value-type="float" office:value="19614720">
            <text:p>19614720</text:p>
          </table:table-cell>
          <table:table-cell/>
          <table:table-cell table:style-name="ce1" table:formula="of:=([.AA60]/[.AC52])-1" office:value-type="percentage" office:value="27.8995756718529">
            <text:p>2789,96%</text:p>
          </table:table-cell>
          <table:table-cell table:formula="of:=[.AA60]-[.AC52]" office:value-type="float" office:value="18936000">
            <text:p>18936000</text:p>
          </table:table-cell>
          <table:table-cell table:style-name="ce1" table:formula="of:=([.D60]*[.E60]*[.F60]/[.AE52])-1" office:value-type="percentage" office:value="-0.268776380102759">
            <text:p>-26,88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E52]+2*[.B22]" office:value-type="float" office:value="3182">
            <text:p>3182</text:p>
          </table:table-cell>
          <table:table-cell table:formula="of:=[.E53]+2*[.B23]" office:value-type="float" office:value="192">
            <text:p>192</text:p>
          </table:table-cell>
          <table:table-cell table:formula="of:=[.D54]+[.B24]" office:value-type="float" office:value="215">
            <text:p>215</text:p>
          </table:table-cell>
          <table:table-cell table:formula="of:=2*[.M56]+([.B57]-2)*[.M61]" office:value-type="float" office:value="1000">
            <text:p>1000</text:p>
          </table:table-cell>
          <table:table-cell table:formula="of:=IF(AND([.N58]=[.N60];[.N58]=[.N59];[.N58]=[.N62]))" office:value-type="boolean" office:boolean-value="true">
            <text:p>VRAI</text:p>
          </table:table-cell>
          <table:table-cell/>
          <table:table-cell table:formula="of:=[.J46]" office:value-type="float" office:value="27">
            <text:p>27</text:p>
          </table:table-cell>
          <table:table-cell office:value-type="string">
            <text:p>O3</text:p>
          </table:table-cell>
          <table:table-cell table:formula="of:=[.D61]-2*[.B22]" office:value-type="float" office:value="3172">
            <text:p>3172</text:p>
          </table:table-cell>
          <table:table-cell table:formula="of:=[.E61]-2*[.B23]" office:value-type="float" office:value="172">
            <text:p>172</text:p>
          </table:table-cell>
          <table:table-cell table:formula="of:=[.F61]-[.B24]" office:value-type="float" office:value="200">
            <text:p>200</text:p>
          </table:table-cell>
          <table:table-cell table:formula="of:=[.B22]*[.M61]*[.N61]" office:value-type="float" office:value="172000">
            <text:p>172000</text:p>
          </table:table-cell>
          <table:table-cell table:formula="of:=[.B23]*[.L61]*[.N61]" office:value-type="float" office:value="6344000">
            <text:p>6344000</text:p>
          </table:table-cell>
          <table:table-cell table:formula="of:=[.B24]*[.L61]*[.M61]" office:value-type="float" office:value="8183760">
            <text:p>818376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S61]*[.O61]" office:value-type="float" office:value="344000">
            <text:p>344000</text:p>
          </table:table-cell>
          <table:table-cell table:formula="of:=[.T61]*[.P61]" office:value-type="float" office:value="12688000">
            <text:p>12688000</text:p>
          </table:table-cell>
          <table:table-cell table:formula="of:=[.U61]*[.Q61]" office:value-type="float" office:value="8183760">
            <text:p>8183760</text:p>
          </table:table-cell>
          <table:table-cell/>
          <table:table-cell table:formula="of:=SUM([.W61:.Y61])" office:value-type="float" office:value="21215760">
            <text:p>21215760</text:p>
          </table:table-cell>
          <table:table-cell/>
          <table:table-cell table:style-name="ce1" table:formula="of:=([.AA61]/[.AC52])-1" office:value-type="percentage" office:value="30.258486562942">
            <text:p>3025,85%</text:p>
          </table:table-cell>
          <table:table-cell table:formula="of:=[.AA61]-[.AC52]" office:value-type="float" office:value="20537040">
            <text:p>20537040</text:p>
          </table:table-cell>
          <table:table-cell table:style-name="ce1" table:formula="of:=([.D61]*[.E61]*[.F61]/[.AE52])-1" office:value-type="percentage" office:value="-2.71116275676633">
            <text:p>-271,12%</text:p>
          </table:table-cell>
          <table:table-cell table:style-name="ce2"/>
        </table:table-row>
        <table:table-row table:style-name="ro1">
          <table:table-cell table:number-columns-repeated="3"/>
          <table:table-cell table:formula="of:=[.E52]+2*[.B22]" office:value-type="float" office:value="3182">
            <text:p>3182</text:p>
          </table:table-cell>
          <table:table-cell table:formula="of:=[.E53]+2*[.B23]" office:value-type="float" office:value="192">
            <text:p>192</text:p>
          </table:table-cell>
          <table:table-cell table:formula="of:=[.E54]+2*[.B24]" office:value-type="float" office:value="-70">
            <text:p>-70</text:p>
          </table:table-cell>
          <table:table-cell table:formula="of:=2*[.M58]+([.B57]-2)*[.M59]" office:value-type="float" office:value="1000">
            <text:p>1000</text:p>
          </table:table-cell>
          <table:table-cell table:number-columns-repeated="2"/>
          <table:table-cell table:formula="of:=[.J47]" office:value-type="float" office:value="8">
            <text:p>8</text:p>
          </table:table-cell>
          <table:table-cell office:value-type="string">
            <text:p>A</text:p>
          </table:table-cell>
          <table:table-cell table:formula="of:=[.D62]-2*[.B22]" office:value-type="float" office:value="3172">
            <text:p>3172</text:p>
          </table:table-cell>
          <table:table-cell table:formula="of:=[.E62]-2*[.B23]" office:value-type="float" office:value="172">
            <text:p>172</text:p>
          </table:table-cell>
          <table:table-cell table:formula="of:=[.F62]-2*[.B24]" office:value-type="float" office:value="-100">
            <text:p>-100</text:p>
          </table:table-cell>
          <table:table-cell table:formula="of:=[.B22]*[.M62]*[.N62]" office:value-type="float" office:value="-86000">
            <text:p>-86000</text:p>
          </table:table-cell>
          <table:table-cell table:formula="of:=[.B23]*[.L62]*[.N62]" office:value-type="float" office:value="-3172000">
            <text:p>-3172000</text:p>
          </table:table-cell>
          <table:table-cell table:formula="of:=[.B24]*[.L62]*[.M62]" office:value-type="float" office:value="8183760">
            <text:p>8183760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[.S62]*[.O62]" office:value-type="float" office:value="-172000">
            <text:p>-172000</text:p>
          </table:table-cell>
          <table:table-cell table:formula="of:=[.T62]*[.P62]" office:value-type="float" office:value="-6344000">
            <text:p>-6344000</text:p>
          </table:table-cell>
          <table:table-cell table:formula="of:=[.U62]*[.Q62]" office:value-type="float" office:value="16367520">
            <text:p>16367520</text:p>
          </table:table-cell>
          <table:table-cell/>
          <table:table-cell table:formula="of:=SUM([.W62:.Y62])" office:value-type="float" office:value="9851520">
            <text:p>9851520</text:p>
          </table:table-cell>
          <table:table-cell/>
          <table:table-cell table:style-name="ce1" table:formula="of:=([.AA62]/[.AC52])-1" office:value-type="percentage" office:value="13.5148514851485">
            <text:p>1351,49%</text:p>
          </table:table-cell>
          <table:table-cell table:formula="of:=[.AA62]-[.AC52]" office:value-type="float" office:value="9172800">
            <text:p>9172800</text:p>
          </table:table-cell>
          <table:table-cell table:style-name="ce1" table:formula="of:=([.D62]*[.E62]*[.F62]/[.AE52])-1" office:value-type="percentage" office:value="-0.442877241983054">
            <text:p>-44,29%</text:p>
          </table:table-cell>
          <table:table-cell table:style-name="ce3"/>
        </table:table-row>
        <table:table-row table:style-name="ro1">
          <table:table-cell table:number-columns-repeated="3"/>
          <table:table-cell table:formula="of:=[.D52]+[.B22]" office:value-type="float" office:value="247">
            <text:p>247</text:p>
          </table:table-cell>
          <table:table-cell table:formula="of:=[.D53]+[.B23]" office:value-type="float" office:value="252">
            <text:p>252</text:p>
          </table:table-cell>
          <table:table-cell table:formula="of:=[.D54]+[.B24]" office:value-type="float" office:value="215">
            <text:p>215</text:p>
          </table:table-cell>
          <table:table-cell table:formula="of:=2*[.M60]+([.B57]-2)*[.M62]" office:value-type="float" office:value="1000">
            <text:p>1000</text:p>
          </table:table-cell>
          <table:table-cell table:number-columns-repeated="2"/>
          <table:table-cell table:formula="of:=[.J48]" office:value-type="float" office:value="0">
            <text:p>0</text:p>
          </table:table-cell>
          <table:table-cell office:value-type="string">
            <text:p>C</text:p>
          </table:table-cell>
          <table:table-cell table:formula="of:=[.D63]-[.B22]" office:value-type="float" office:value="242">
            <text:p>242</text:p>
          </table:table-cell>
          <table:table-cell table:formula="of:=[.E63]-[.B23]" office:value-type="float" office:value="242">
            <text:p>242</text:p>
          </table:table-cell>
          <table:table-cell table:formula="of:=[.F63]-[.B24]" office:value-type="float" office:value="200">
            <text:p>200</text:p>
          </table:table-cell>
          <table:table-cell table:formula="of:=[.B22]*[.M63]*[.N63]" office:value-type="float" office:value="242000">
            <text:p>242000</text:p>
          </table:table-cell>
          <table:table-cell table:formula="of:=[.B23]*[.L63]*[.N63]" office:value-type="float" office:value="484000">
            <text:p>484000</text:p>
          </table:table-cell>
          <table:table-cell table:formula="of:=[.B24]*[.L63]*[.M63]" office:value-type="float" office:value="878460">
            <text:p>878460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formula="of:=[.S63]*[.O63]" office:value-type="float" office:value="242000">
            <text:p>242000</text:p>
          </table:table-cell>
          <table:table-cell table:formula="of:=[.T63]*[.P63]" office:value-type="float" office:value="484000">
            <text:p>484000</text:p>
          </table:table-cell>
          <table:table-cell table:formula="of:=[.U63]*[.Q63]" office:value-type="float" office:value="878460">
            <text:p>878460</text:p>
          </table:table-cell>
          <table:table-cell/>
          <table:table-cell table:formula="of:=SUM([.W63:.Y63])" office:value-type="float" office:value="1604460">
            <text:p>1604460</text:p>
          </table:table-cell>
          <table:table-cell/>
          <table:table-cell table:style-name="ce1" table:formula="of:=([.AA63]/[.AC52])-1" office:value-type="percentage" office:value="1.36394978783593">
            <text:p>136,39%</text:p>
          </table:table-cell>
          <table:table-cell table:formula="of:=[.AA63]-[.AC52]" office:value-type="float" office:value="925740">
            <text:p>925740</text:p>
          </table:table-cell>
          <table:table-cell table:style-name="ce1" table:formula="of:=([.D63]*[.E63]*[.F63]/[.AE52])-1" office:value-type="percentage" office:value="-1.17433613331527">
            <text:p>-117,43%</text:p>
          </table:table-cell>
          <table:table-cell table:style-name="ce2"/>
        </table:table-row>
        <table:table-row table:style-name="ro1">
          <table:table-cell table:number-columns-repeated="6"/>
          <table:table-cell table:formula="of:=2*[.N63]+([.B58]-2)*[.N58]" office:value-type="float" office:value="100">
            <text:p>10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2*[.N56]+([.B58]-2)*[.N60]" office:value-type="float" office:value="100">
            <text:p>10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2*[.N61]+([.B58]-2)*[.N62]" office:value-type="float" office:value="100">
            <text:p>100</text:p>
          </table:table-cell>
          <table:table-cell table:number-columns-repeated="3"/>
          <table:table-cell table:formula="of:=[.L56]*[.M56]*[.N56]" office:value-type="float" office:value="153524800">
            <text:p>153524800</text:p>
          </table:table-cell>
          <table:table-cell table:number-columns-repeated="11"/>
          <table:table-cell table:formula="of:=MAX([.W57:.W64])-MIN([.W57:.W64])" office:value-type="float" office:value="586000">
            <text:p>586000</text:p>
          </table:table-cell>
          <table:table-cell table:formula="of:=MAX([.X57:.X64])-MIN([.X57:.X64])" office:value-type="float" office:value="19032000">
            <text:p>19032000</text:p>
          </table:table-cell>
          <table:table-cell table:formula="of:=MAX([.Y57:.Y64])-MIN([.Y57:.Y64])" office:value-type="float" office:value="22404360">
            <text:p>22404360</text:p>
          </table:table-cell>
          <table:table-cell table:number-columns-repeated="4"/>
          <table:table-cell table:formula="of:=MAX([.AD56:.AD63])-MIN([.AD56:.AD63])" office:value-type="float" office:value="20537040">
            <text:p>2053704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2*[.N57]+([.B58]-2)*[.N59]" office:value-type="float" office:value="100">
            <text:p>100</text:p>
          </table:table-cell>
          <table:table-cell table:number-columns-repeated="3"/>
          <table:table-cell table:formula="of:=[.L57]*[.M57]*[.N57]" office:value-type="float" office:value="8324800">
            <text:p>8324800</text:p>
          </table:table-cell>
          <table:table-cell table:number-columns-repeated="21"/>
        </table:table-row>
        <table:table-row table:style-name="ro1">
          <table:table-cell table:formula="of:=2*[.D52]+4*[.E52]" office:value-type="float" office:value="13172">
            <text:p>13172</text:p>
          </table:table-cell>
          <table:table-cell table:number-columns-repeated="9"/>
          <table:table-cell table:formula="of:=[.L58]*[.M58]*[.N58]" office:value-type="float" office:value="-5856400">
            <text:p>-5856400</text:p>
          </table:table-cell>
          <table:table-cell table:number-columns-repeated="21"/>
        </table:table-row>
        <table:table-row table:style-name="ro1">
          <table:table-cell table:formula="of:=2*[.E52]+4*[.D52]" office:value-type="float" office:value="7312">
            <text:p>7312</text:p>
          </table:table-cell>
          <table:table-cell table:number-columns-repeated="9"/>
          <table:table-cell table:formula="of:=[.L59]*[.M59]*[.N59]" office:value-type="float" office:value="-4162400">
            <text:p>-4162400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formula="of:=[.L60]*[.M60]*[.N60]" office:value-type="float" office:value="-76762400">
            <text:p>-76762400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formula="of:=[.L61]*[.M61]*[.N61]" office:value-type="float" office:value="109116800">
            <text:p>109116800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formula="of:=[.L62]*[.M62]*[.N62]" office:value-type="float" office:value="-54558400">
            <text:p>-54558400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formula="of:=[.L63]*[.M63]*[.N63]" office:value-type="float" office:value="11712800">
            <text:p>11712800</text:p>
          </table:table-cell>
          <table:table-cell table:number-columns-repeated="2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07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5:20:11.31</meta:creation-date>
    <dc:date>2016-08-08T07:02:45.35</dc:date>
    <meta:editing-duration>PT20H46M44S</meta:editing-duration>
    <meta:editing-cycles>16</meta:editing-cycles>
    <meta:generator>OpenOffice/4.1.1$Win32 OpenOffice.org_project/411m6$Build-9775</meta:generator>
    <meta:document-statistic meta:table-count="3" meta:cell-count="837" meta:object-count="0"/>
  </office:meta>
</office:document-meta>
</file>